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ges" style:family="table">
      <style:table-properties style:width="17cm" table:align="margins"/>
    </style:style>
    <style:style style:name="Pages.A" style:family="table-column">
      <style:table-column-properties style:column-width="3.836cm" style:rel-column-width="14789*"/>
    </style:style>
    <style:style style:name="Pages.B" style:family="table-column">
      <style:table-column-properties style:column-width="13.164cm" style:rel-column-width="50746*"/>
    </style:style>
    <style:style style:name="Pages.A1" style:family="table-cell">
      <style:table-cell-properties fo:padding="0.097cm" fo:border-left="0.05pt solid #000000" fo:border-right="none" fo:border-top="0.05pt solid #000000" fo:border-bottom="0.05pt solid #000000"/>
    </style:style>
    <style:style style:name="Pages.B1" style:family="table-cell">
      <style:table-cell-properties fo:padding="0.097cm" fo:border="0.05pt solid #000000"/>
    </style:style>
    <style:style style:name="Pages.A2" style:family="table-cell">
      <style:table-cell-properties fo:padding="0.097cm" fo:border-left="0.05pt solid #000000" fo:border-right="none" fo:border-top="none" fo:border-bottom="0.05pt solid #000000"/>
    </style:style>
    <style:style style:name="Pag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lbum" style:family="table">
      <style:table-properties style:width="17cm" table:align="margins"/>
    </style:style>
    <style:style style:name="TableAlbum.A" style:family="table-column">
      <style:table-column-properties style:column-width="4.249cm" style:rel-column-width="16380*"/>
    </style:style>
    <style:style style:name="TableAlbum.B" style:family="table-column">
      <style:table-column-properties style:column-width="2.432cm" style:rel-column-width="9376*"/>
    </style:style>
    <style:style style:name="TableAlbum.C" style:family="table-column">
      <style:table-column-properties style:column-width="1.653cm" style:rel-column-width="6371*"/>
    </style:style>
    <style:style style:name="TableAlbum.D" style:family="table-column">
      <style:table-column-properties style:column-width="8.666cm" style:rel-column-width="33408*"/>
    </style:style>
    <style:style style:name="TableAlbum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lbum.D1" style:family="table-cell">
      <style:table-cell-properties fo:padding="0.097cm" fo:border="0.05pt solid #000000"/>
    </style:style>
    <style:style style:name="TableAlbum.A2" style:family="table-cell">
      <style:table-cell-properties fo:padding="0.097cm" fo:border-left="0.05pt solid #000000" fo:border-right="none" fo:border-top="none" fo:border-bottom="0.05pt solid #000000"/>
    </style:style>
    <style:style style:name="TableAlbum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90a" officeooo:paragraph-rsid="000d26b2"/>
    </style:style>
    <style:style style:name="P2" style:family="paragraph" style:parent-style-name="Standard">
      <style:text-properties officeooo:rsid="0003b90a" officeooo:paragraph-rsid="0012d33e"/>
    </style:style>
    <style:style style:name="P3" style:family="paragraph" style:parent-style-name="Standard">
      <style:text-properties officeooo:paragraph-rsid="000e3d66"/>
    </style:style>
    <style:style style:name="P4" style:family="paragraph" style:parent-style-name="Standard">
      <style:text-properties officeooo:rsid="0012a10a" officeooo:paragraph-rsid="0018bc6f"/>
    </style:style>
    <style:style style:name="P5" style:family="paragraph" style:parent-style-name="Standard">
      <style:text-properties officeooo:rsid="0012a10a" officeooo:paragraph-rsid="0012d33e"/>
    </style:style>
    <style:style style:name="P6" style:family="paragraph" style:parent-style-name="Standard">
      <style:text-properties officeooo:rsid="00272dc5" officeooo:paragraph-rsid="001bf67c"/>
    </style:style>
    <style:style style:name="P7" style:family="paragraph" style:parent-style-name="Standard">
      <style:text-properties officeooo:rsid="000d26b2" officeooo:paragraph-rsid="000d26b2"/>
    </style:style>
    <style:style style:name="P8" style:family="paragraph" style:parent-style-name="Standard">
      <style:text-properties officeooo:rsid="0012c8aa" officeooo:paragraph-rsid="0012c8aa"/>
    </style:style>
    <style:style style:name="P9" style:family="paragraph" style:parent-style-name="Standard">
      <style:text-properties officeooo:rsid="0012d33e" officeooo:paragraph-rsid="0012d33e"/>
    </style:style>
    <style:style style:name="P10" style:family="paragraph" style:parent-style-name="Standard">
      <style:text-properties officeooo:rsid="001555ce" officeooo:paragraph-rsid="001555ce"/>
    </style:style>
    <style:style style:name="P11" style:family="paragraph" style:parent-style-name="Standard">
      <style:text-properties officeooo:rsid="001618c9" officeooo:paragraph-rsid="001618c9"/>
    </style:style>
    <style:style style:name="P12" style:family="paragraph" style:parent-style-name="Standard">
      <style:text-properties officeooo:rsid="0017adee" officeooo:paragraph-rsid="0017adee"/>
    </style:style>
    <style:style style:name="P13" style:family="paragraph" style:parent-style-name="Standard">
      <style:text-properties officeooo:rsid="0014acbc" officeooo:paragraph-rsid="0014acbc"/>
    </style:style>
    <style:style style:name="P14" style:family="paragraph" style:parent-style-name="Standard">
      <style:text-properties officeooo:rsid="000e3d66" officeooo:paragraph-rsid="000e3d66"/>
    </style:style>
    <style:style style:name="P15" style:family="paragraph" style:parent-style-name="Standard">
      <style:text-properties officeooo:rsid="0010125e" officeooo:paragraph-rsid="0010125e"/>
    </style:style>
    <style:style style:name="P16" style:family="paragraph" style:parent-style-name="Standard">
      <style:text-properties officeooo:rsid="0011b139" officeooo:paragraph-rsid="0011b139"/>
    </style:style>
    <style:style style:name="P17" style:family="paragraph" style:parent-style-name="Standard">
      <style:text-properties officeooo:rsid="0018bc6f" officeooo:paragraph-rsid="0018bc6f"/>
    </style:style>
    <style:style style:name="P18" style:family="paragraph" style:parent-style-name="Standard">
      <style:text-properties officeooo:rsid="001a9207" officeooo:paragraph-rsid="001a9207"/>
    </style:style>
    <style:style style:name="P19" style:family="paragraph" style:parent-style-name="Standard">
      <style:text-properties officeooo:rsid="005ee474" officeooo:paragraph-rsid="001a9207"/>
    </style:style>
    <style:style style:name="P20" style:family="paragraph" style:parent-style-name="Standard">
      <style:text-properties officeooo:rsid="001bf67c" officeooo:paragraph-rsid="001bf67c"/>
    </style:style>
    <style:style style:name="P21" style:family="paragraph" style:parent-style-name="Standard">
      <style:text-properties officeooo:rsid="0062f9fa" officeooo:paragraph-rsid="001bf67c"/>
    </style:style>
    <style:style style:name="P22" style:family="paragraph" style:parent-style-name="Standard">
      <style:text-properties officeooo:rsid="00677701" officeooo:paragraph-rsid="001bf67c"/>
    </style:style>
    <style:style style:name="P23" style:family="paragraph" style:parent-style-name="Standard">
      <style:text-properties officeooo:rsid="00677701" officeooo:paragraph-rsid="002322e5"/>
    </style:style>
    <style:style style:name="P24" style:family="paragraph" style:parent-style-name="Standard">
      <style:text-properties officeooo:rsid="0059478b" officeooo:paragraph-rsid="001bf67c"/>
    </style:style>
    <style:style style:name="P25" style:family="paragraph" style:parent-style-name="Standard">
      <style:text-properties officeooo:rsid="007e70d5" officeooo:paragraph-rsid="00245769"/>
    </style:style>
    <style:style style:name="P26" style:family="paragraph" style:parent-style-name="Standard">
      <style:text-properties officeooo:rsid="008c2633" officeooo:paragraph-rsid="00245769"/>
    </style:style>
    <style:style style:name="P27" style:family="paragraph" style:parent-style-name="Standard">
      <style:text-properties officeooo:rsid="00841a7d" officeooo:paragraph-rsid="00245769"/>
    </style:style>
    <style:style style:name="P28" style:family="paragraph" style:parent-style-name="Standard">
      <style:text-properties officeooo:rsid="002322e5" officeooo:paragraph-rsid="002322e5"/>
    </style:style>
    <style:style style:name="P29" style:family="paragraph" style:parent-style-name="Standard">
      <style:text-properties officeooo:rsid="002322e5" officeooo:paragraph-rsid="00245769"/>
    </style:style>
    <style:style style:name="P30" style:family="paragraph" style:parent-style-name="Standard">
      <style:text-properties officeooo:rsid="002322e5" officeooo:paragraph-rsid="00245ad4"/>
    </style:style>
    <style:style style:name="P31" style:family="paragraph" style:parent-style-name="Standard">
      <style:text-properties officeooo:rsid="00245769" officeooo:paragraph-rsid="00245769"/>
    </style:style>
    <style:style style:name="P32" style:family="paragraph" style:parent-style-name="Standard">
      <style:text-properties officeooo:rsid="009dd560" officeooo:paragraph-rsid="00245ad4"/>
    </style:style>
    <style:style style:name="P33" style:family="paragraph" style:parent-style-name="Standard">
      <style:text-properties officeooo:rsid="009dd560" officeooo:paragraph-rsid="00265f8b"/>
    </style:style>
    <style:style style:name="P34" style:family="paragraph" style:parent-style-name="Standard">
      <style:text-properties officeooo:rsid="00700ccd" officeooo:paragraph-rsid="00280169"/>
    </style:style>
    <style:style style:name="P35" style:family="paragraph" style:parent-style-name="Standard">
      <style:text-properties officeooo:rsid="00700ccd" officeooo:paragraph-rsid="0029c14a"/>
    </style:style>
    <style:style style:name="P36" style:family="paragraph" style:parent-style-name="Standard">
      <style:text-properties officeooo:rsid="00a73ee9" officeooo:paragraph-rsid="00245ad4"/>
    </style:style>
    <style:style style:name="P37" style:family="paragraph" style:parent-style-name="Standard">
      <style:text-properties officeooo:rsid="00a804bc" officeooo:paragraph-rsid="00245ad4"/>
    </style:style>
    <style:style style:name="P38" style:family="paragraph" style:parent-style-name="Standard">
      <style:text-properties officeooo:rsid="00a804bc" officeooo:paragraph-rsid="00265f8b"/>
    </style:style>
    <style:style style:name="P39" style:family="paragraph" style:parent-style-name="Standard">
      <style:text-properties officeooo:rsid="00a932e7" officeooo:paragraph-rsid="00245ad4"/>
    </style:style>
    <style:style style:name="P40" style:family="paragraph" style:parent-style-name="Standard">
      <style:text-properties officeooo:rsid="00a96b5a" officeooo:paragraph-rsid="00245ad4"/>
    </style:style>
    <style:style style:name="P41" style:family="paragraph" style:parent-style-name="Standard">
      <style:text-properties officeooo:rsid="00aee08a" officeooo:paragraph-rsid="00280169"/>
    </style:style>
    <style:style style:name="P42" style:family="paragraph" style:parent-style-name="Standard">
      <style:text-properties officeooo:rsid="00b1159a" officeooo:paragraph-rsid="00280169"/>
    </style:style>
    <style:style style:name="P43" style:family="paragraph" style:parent-style-name="Standard">
      <style:text-properties officeooo:paragraph-rsid="0029c14a"/>
    </style:style>
    <style:style style:name="P44" style:family="paragraph" style:parent-style-name="Standard">
      <style:text-properties officeooo:rsid="00b326d3" officeooo:paragraph-rsid="0029c14a"/>
    </style:style>
    <style:style style:name="P45" style:family="paragraph" style:parent-style-name="Standard">
      <style:text-properties officeooo:rsid="00b409a6" officeooo:paragraph-rsid="0029c14a"/>
    </style:style>
    <style:style style:name="P46" style:family="paragraph" style:parent-style-name="Standard">
      <style:text-properties officeooo:rsid="0029c14a" officeooo:paragraph-rsid="0029c14a"/>
    </style:style>
    <style:style style:name="P47" style:family="paragraph" style:parent-style-name="Standard">
      <style:text-properties officeooo:rsid="00b4c718" officeooo:paragraph-rsid="0029c14a"/>
    </style:style>
    <style:style style:name="P48" style:family="paragraph" style:parent-style-name="Standard">
      <style:text-properties officeooo:rsid="00ba3c94" officeooo:paragraph-rsid="0029b644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33ab6e" officeooo:paragraph-rsid="0018bc6f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officeooo:rsid="0018bc6f" officeooo:paragraph-rsid="0018bc6f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rsid="00114471" officeooo:paragraph-rsid="0012c8aa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18dbd8" officeooo:paragraph-rsid="0012d33e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18dbd8" officeooo:paragraph-rsid="001395dd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12c8aa" officeooo:paragraph-rsid="0012c8aa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rsid="0012d33e" officeooo:paragraph-rsid="0012d33e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rsid="001aa0cd" officeooo:paragraph-rsid="0012d33e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1395dd" officeooo:paragraph-rsid="001395dd"/>
    </style:style>
    <style:style style:name="P58" style:family="paragraph" style:parent-style-name="Table_20_Heading">
      <style:text-properties officeooo:rsid="000ea5fc" officeooo:paragraph-rsid="000e3d66"/>
    </style:style>
    <style:style style:name="P59" style:family="paragraph" style:parent-style-name="Table_20_Heading">
      <style:text-properties officeooo:rsid="000ec997" officeooo:paragraph-rsid="000e3d66"/>
    </style:style>
    <style:style style:name="P60" style:family="paragraph" style:parent-style-name="Table_20_Contents">
      <style:text-properties officeooo:rsid="000ea5fc" officeooo:paragraph-rsid="000e3d66"/>
    </style:style>
    <style:style style:name="P61" style:family="paragraph" style:parent-style-name="Table_20_Contents">
      <style:text-properties officeooo:rsid="000ec997" officeooo:paragraph-rsid="000e3d66"/>
    </style:style>
    <style:style style:name="P62" style:family="paragraph" style:parent-style-name="Standard">
      <style:text-properties officeooo:rsid="000e3d66" officeooo:paragraph-rsid="000e3d66"/>
    </style:style>
    <style:style style:name="P63" style:family="paragraph" style:parent-style-name="Standard" style:list-style-name="L1">
      <style:text-properties officeooo:rsid="00700ccd" officeooo:paragraph-rsid="0029b644"/>
    </style:style>
    <style:style style:name="P64" style:family="paragraph" style:parent-style-name="Standard">
      <style:text-properties officeooo:rsid="00ba3c94" officeooo:paragraph-rsid="0029b644"/>
    </style:style>
    <style:style style:name="P65" style:family="paragraph" style:parent-style-name="Standard">
      <style:text-properties officeooo:rsid="00d73860" officeooo:paragraph-rsid="00375451"/>
    </style:style>
    <style:style style:name="P66" style:family="paragraph" style:parent-style-name="Standard">
      <style:text-properties officeooo:rsid="00d73860" officeooo:paragraph-rsid="00388cf9"/>
    </style:style>
    <style:style style:name="P67" style:family="paragraph" style:parent-style-name="Standard">
      <style:text-properties officeooo:rsid="00d73860" officeooo:paragraph-rsid="003a83c6"/>
    </style:style>
    <style:style style:name="T1" style:family="text">
      <style:text-properties officeooo:rsid="000e3d66"/>
    </style:style>
    <style:style style:name="T2" style:family="text">
      <style:text-properties officeooo:rsid="0012979a"/>
    </style:style>
    <style:style style:name="T3" style:family="text">
      <style:text-properties officeooo:rsid="0012c8aa"/>
    </style:style>
    <style:style style:name="T4" style:family="text">
      <style:text-properties officeooo:rsid="0012a10a"/>
    </style:style>
    <style:style style:name="T5" style:family="text">
      <style:text-properties officeooo:rsid="00176b74"/>
    </style:style>
    <style:style style:name="T6" style:family="text">
      <style:text-properties officeooo:rsid="0012d33e"/>
    </style:style>
    <style:style style:name="T7" style:family="text">
      <style:text-properties officeooo:rsid="001aa0cd"/>
    </style:style>
    <style:style style:name="T8" style:family="text">
      <style:text-properties officeooo:rsid="001395dd"/>
    </style:style>
    <style:style style:name="T9" style:family="text">
      <style:text-properties officeooo:rsid="001d1c87"/>
    </style:style>
    <style:style style:name="T10" style:family="text">
      <style:text-properties officeooo:rsid="00677701"/>
    </style:style>
    <style:style style:name="T11" style:family="text">
      <style:text-properties officeooo:rsid="0062f9fa"/>
    </style:style>
    <style:style style:name="T12" style:family="text">
      <style:text-properties officeooo:rsid="002322e5"/>
    </style:style>
    <style:style style:name="T13" style:family="text">
      <style:text-properties officeooo:rsid="007dece4"/>
    </style:style>
    <style:style style:name="T14" style:family="text">
      <style:text-properties officeooo:rsid="00a73ee9"/>
    </style:style>
    <style:style style:name="T15" style:family="text">
      <style:text-properties officeooo:rsid="00a7d435"/>
    </style:style>
    <style:style style:name="T16" style:family="text">
      <style:text-properties officeooo:rsid="00a804bc"/>
    </style:style>
    <style:style style:name="T17" style:family="text">
      <style:text-properties officeooo:rsid="00a932e7"/>
    </style:style>
    <style:style style:name="T18" style:family="text">
      <style:text-properties officeooo:rsid="00245ad4"/>
    </style:style>
    <style:style style:name="T19" style:family="text">
      <style:text-properties officeooo:rsid="00aa47f9"/>
    </style:style>
    <style:style style:name="T20" style:family="text">
      <style:text-properties officeooo:rsid="00aee08a"/>
    </style:style>
    <style:style style:name="T21" style:family="text">
      <style:text-properties officeooo:rsid="00af4913"/>
    </style:style>
    <style:style style:name="T22" style:family="text">
      <style:text-properties officeooo:rsid="00b03603"/>
    </style:style>
    <style:style style:name="T23" style:family="text">
      <style:text-properties officeooo:rsid="00b326d3"/>
    </style:style>
    <style:style style:name="T24" style:family="text">
      <style:text-properties officeooo:rsid="00ba3c94"/>
    </style:style>
    <style:style style:name="T25" style:family="text">
      <style:text-properties officeooo:rsid="00b409a6"/>
    </style:style>
    <style:style style:name="T26" style:family="text">
      <style:text-properties officeooo:rsid="002adc87"/>
    </style:style>
    <style:style style:name="T27" style:family="text">
      <style:text-properties officeooo:rsid="00edac7f"/>
    </style:style>
    <style:style style:name="T28" style:family="text">
      <style:text-properties officeooo:rsid="00ec4a22"/>
    </style:style>
    <style:style style:name="T29" style:family="text">
      <style:text-properties officeooo:rsid="00375451"/>
    </style:style>
    <style:style style:name="T30" style:family="text">
      <style:text-properties officeooo:rsid="00388cf9"/>
    </style:style>
    <style:style style:name="T31" style:family="text">
      <style:text-properties officeooo:rsid="00efec3d"/>
    </style:style>
    <style:style style:name="T32" style:family="text">
      <style:text-properties officeooo:rsid="00f0a8e8"/>
    </style:style>
    <style:style style:name="T33" style:family="text">
      <style:text-properties officeooo:rsid="00f080c9"/>
    </style:style>
    <style:style style:name="T34" style:family="text">
      <style:text-properties officeooo:rsid="003a83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buter avec Zend Framework 2 et Doctrine 2.</text:p>
      <text:p text:style-name="P7">Cahier d'exercices</text:p>
      <text:p text:style-name="P7"/>
      <text:p text:style-name="P8">Créer un squelette d'application :</text:p>
      <text:p text:style-name="P8">Installation de Composer :</text:p>
      <text:p text:style-name="P51"><text:span text:style-name="T6">- </text:span><text:span text:style-name="T3">$ curl </text:span><text:span text:style-name="regexp4_5f_bash"><text:span text:style-name="T3">-sS</text:span></text:span><text:span text:style-name="T3"> https:</text:span><text:span text:style-name="symbol0_5f_bash"><text:span text:style-name="T3">//</text:span></text:span><text:span text:style-name="T3">getcomposer.org</text:span><text:span text:style-name="symbol0_5f_bash"><text:span text:style-name="T3">/</text:span></text:span><text:span text:style-name="T3">installer </text:span><text:span text:style-name="symbol0_5f_bash"><text:span text:style-name="T3">|</text:span></text:span><text:span text:style-name="T3"> php</text:span></text:p>
      <text:p text:style-name="P54"/>
      <text:p text:style-name="P54">Utilisation de Composer pour créer le squelette :</text:p>
      <text:p text:style-name="P51"><text:span text:style-name="T6">- </text:span>$ .<text:span text:style-name="symbol0_5f_bash">/</text:span><text:span text:style-name="T4">composer.phar create-project </text:span><text:span text:style-name="regexp4_5f_bash"><text:span text:style-name="T4">--repository-url</text:span></text:span><text:span text:style-name="T4">=</text:span><text:span text:style-name="string_5f_bash"><text:span text:style-name="T4">"http://packages.zendframework.com"</text:span></text:span><text:span text:style-name="T4"> zendframework</text:span><text:span text:style-name="symbol0_5f_bash"><text:span text:style-name="T4">/</text:span></text:span><text:span text:style-name="T4">skeleton-application z2d2-tuto_application </text:span><text:span text:style-name="T5">dev-master</text:span></text:p>
      <text:p text:style-name="P2"><text:span text:style-name="T6">- $ </text:span><text:span text:style-name="keyword2_5f_bash"><text:span text:style-name="T6">cd</text:span></text:span><text:span text:style-name="T6"> <text:s/></text:span><text:span text:style-name="T4">z2d2-tuto_application</text:span></text:p>
      <text:p text:style-name="P5"/>
      <text:p text:style-name="P9">Post-installation :</text:p>
      <text:p text:style-name="P55">- $ .<text:span text:style-name="symbol0_5f_bash">/</text:span>composer.phar self-update</text:p>
      <text:p text:style-name="P52"><text:span text:style-name="T6">- </text:span><text:span text:style-name="T7">$ .</text:span><text:span text:style-name="symbol0_5f_bash"><text:span text:style-name="T7">/</text:span></text:span><text:span text:style-name="T7">composer.phar </text:span><text:span text:style-name="keyword1_5f_bash"><text:span text:style-name="T7">install</text:span></text:span></text:p>
      <text:p text:style-name="P56"/>
      <text:p text:style-name="P57">En cas de connexion lente : </text:p>
      <text:p text:style-name="P53"><text:span text:style-name="T8">- </text:span><text:span text:style-name="T9">$ </text:span><text:span text:style-name="regexp2_5f_bash"><text:span text:style-name="T9">COMPOSER_PROCESS_TIMEOUT</text:span></text:span><text:span text:style-name="T9">=</text:span><text:span text:style-name="number_5f_bash"><text:span text:style-name="T9">5000</text:span></text:span><text:span text:style-name="T9"> php composer.phar </text:span><text:span text:style-name="keyword1_5f_bash"><text:span text:style-name="T9">install</text:span></text:span></text:p>
      <text:p text:style-name="P7"/>
      <text:p text:style-name="P10">Configurer Netbeans (7.2 où +) :</text:p>
      <text:p text:style-name="P10">Créez un projet PHP avec sources existantes dans netbeans.</text:p>
      <text:p text:style-name="P10">Sélectionnez php 5.4.</text:p>
      <text:p text:style-name="P11">Cliquez sur suivant.</text:p>
      <text:p text:style-name="P11">Sélectionnez « PHP Built-in Web Server » et laissez localhost et 8000.</text:p>
      <text:p text:style-name="P11">Cliquez sur Terminer.</text:p>
      <text:p text:style-name="P11">Cliquez droit sur le projet puis propriétés et choisissez « public » dans « Web Root ».</text:p>
      <text:p text:style-name="P12">Validez par « ok » et « Exécutez » le projet.</text:p>
      <text:p text:style-name="P12">Vous devez avoir les mêmes résultats qu'un test Apache.</text:p>
      <text:p text:style-name="P7"/>
      <text:p text:style-name="P13">Test :</text:p>
      <text:p text:style-name="P13">- $ <text:span text:style-name="keyword2_5f_bash">cd</text:span> public</text:p>
      <text:p text:style-name="P13">- $ php <text:span text:style-name="regexp4_5f_bash">-S</text:span> localhost:<text:span text:style-name="number_5f_bash">8000</text:span></text:p>
      <text:p text:style-name="P7"/>
      <text:p text:style-name="P14">Module Album :</text:p>
      <text:p text:style-name="P14">Pages du module :</text:p>
      <text:p text:style-name="P14"/>
      <text:p text:style-name="P14"/>
      <table:table table:name="Pages" table:style-name="Pages">
        <table:table-column table:style-name="Pages.A"/>
        <table:table-column table:style-name="Pages.B"/>
        <table:table-header-rows>
          <table:table-row>
            <table:table-cell table:style-name="Pages.A1" office:value-type="string">
              <text:p text:style-name="P58">Page</text:p>
            </table:table-cell>
            <table:table-cell table:style-name="Pages.B1" office:value-type="string">
              <text:p text:style-name="P58">Description</text:p>
            </table:table-cell>
          </table:table-row>
        </table:table-header-rows>
        <table:table-row>
          <table:table-cell table:style-name="Pages.A2" office:value-type="string">
            <text:p text:style-name="P60">Liste des albums</text:p>
          </table:table-cell>
          <table:table-cell table:style-name="Pages.B2" office:value-type="string">
            <text:p text:style-name="P60">Affiche la liste des albums et fournit les liens pour les éditer / supprimer. Un lien est également fournit permettant de créer un nouvel album.</text:p>
          </table:table-cell>
        </table:table-row>
        <table:table-row>
          <table:table-cell table:style-name="Pages.A2" office:value-type="string">
            <text:p text:style-name="P60">Ajouter un album</text:p>
          </table:table-cell>
          <table:table-cell table:style-name="Pages.B2" office:value-type="string">
            <text:p text:style-name="P60">Fournit un formulaire permettant de créer un album.</text:p>
          </table:table-cell>
        </table:table-row>
        <table:table-row>
          <table:table-cell table:style-name="Pages.A2" office:value-type="string">
            <text:p text:style-name="P60">Éditer un album</text:p>
          </table:table-cell>
          <table:table-cell table:style-name="Pages.B2" office:value-type="string">
            <text:p text:style-name="P60">Fournit un formulaire permettant d'éditer un album.</text:p>
          </table:table-cell>
        </table:table-row>
        <table:table-row>
          <table:table-cell table:style-name="Pages.A2" office:value-type="string">
            <text:p text:style-name="P60">Supprimer un album</text:p>
          </table:table-cell>
          <table:table-cell table:style-name="Pages.B2" office:value-type="string">
            <text:p text:style-name="P60">Demande la confirmation de suppression d'un album et donc, le supprime.</text:p>
          </table:table-cell>
        </table:table-row>
      </table:table>
      <text:p text:style-name="P3"/>
      <text:p text:style-name="P14">Base de données :</text:p>
      <text:p text:style-name="P14">Base de données : z2d2-tuto</text:p>
      <text:p text:style-name="P14"/>
      <text:p text:style-name="P14"><text:bookmark-start text:name="__DdeLink__2247_1546351528"/><text:span text:style-name="keyword0_5f_sql">CREATE</text:span> <text:span text:style-name="keyword0_5f_sql">DATABASE</text:span> <text:span text:style-name="string_5f_sql">`z2d2-tuto`</text:span> <text:span text:style-name="comment_5f_multi_5f_sql">/*!40100 DEFAULT CHARACTER SET utf8 COLLATE utf8_unicode_ci */</text:span><text:bookmark-end text:name="__DdeLink__2247_1546351528"/></text:p>
      <text:p text:style-name="P14"/>
      <text:p text:style-name="P14"><text:soft-page-break/>Tables :</text:p>
      <text:p text:style-name="P14">1 table : Album</text:p>
      <text:p text:style-name="P14"/>
      <table:table table:name="TableAlbum" table:style-name="TableAlbum">
        <table:table-column table:style-name="TableAlbum.A"/>
        <table:table-column table:style-name="TableAlbum.B"/>
        <table:table-column table:style-name="TableAlbum.C"/>
        <table:table-column table:style-name="TableAlbum.D"/>
        <table:table-header-rows>
          <table:table-row>
            <table:table-cell table:style-name="TableAlbum.A1" office:value-type="string">
              <text:p text:style-name="P59">Nom du champ</text:p>
            </table:table-cell>
            <table:table-cell table:style-name="TableAlbum.A1" office:value-type="string">
              <text:p text:style-name="P59">Type</text:p>
            </table:table-cell>
            <table:table-cell table:style-name="TableAlbum.A1" office:value-type="string">
              <text:p text:style-name="P59">Null ?</text:p>
            </table:table-cell>
            <table:table-cell table:style-name="TableAlbum.D1" office:value-type="string">
              <text:p text:style-name="P59">Note</text:p>
            </table:table-cell>
          </table:table-row>
        </table:table-header-rows>
        <table:table-row>
          <table:table-cell table:style-name="TableAlbum.A2" office:value-type="string">
            <text:p text:style-name="P61">id</text:p>
          </table:table-cell>
          <table:table-cell table:style-name="TableAlbum.A2" office:value-type="string">
            <text:p text:style-name="P61">integer</text:p>
          </table:table-cell>
          <table:table-cell table:style-name="TableAlbum.A2" office:value-type="string">
            <text:p text:style-name="P61">No</text:p>
          </table:table-cell>
          <table:table-cell table:style-name="TableAlbum.D2" office:value-type="string">
            <text:p text:style-name="P61">Clé primaire, auto incrémenté</text:p>
          </table:table-cell>
        </table:table-row>
        <table:table-row>
          <table:table-cell table:style-name="TableAlbum.A2" office:value-type="string">
            <text:p text:style-name="P61">artist</text:p>
          </table:table-cell>
          <table:table-cell table:style-name="TableAlbum.A2" office:value-type="string">
            <text:p text:style-name="P61">varchar(100)</text:p>
          </table:table-cell>
          <table:table-cell table:style-name="TableAlbum.A2" office:value-type="string">
            <text:p text:style-name="P61">No</text:p>
          </table:table-cell>
          <table:table-cell table:style-name="TableAlbum.D2" office:value-type="string">
            <text:p text:style-name="P61">Nom de l'artiste</text:p>
          </table:table-cell>
        </table:table-row>
        <table:table-row>
          <table:table-cell table:style-name="TableAlbum.A2" office:value-type="string">
            <text:p text:style-name="P61">title</text:p>
          </table:table-cell>
          <table:table-cell table:style-name="TableAlbum.A2" office:value-type="string">
            <text:p text:style-name="P61">varchar(100)</text:p>
          </table:table-cell>
          <table:table-cell table:style-name="TableAlbum.A2" office:value-type="string">
            <text:p text:style-name="P61">No</text:p>
          </table:table-cell>
          <table:table-cell table:style-name="TableAlbum.D2" office:value-type="string">
            <text:p text:style-name="P61">Titre de l'album</text:p>
          </table:table-cell>
        </table:table-row>
      </table:table>
      <text:p text:style-name="P14"/>
      <text:p text:style-name="P15"><text:bookmark-start text:name="__DdeLink__2249_1546351528"/><text:span text:style-name="keyword0_5f_sql">SET</text:span> SQL_MODE<text:span text:style-name="symbol0_5f_sql">=</text:span><text:span text:style-name="string_5f_sql">"NO_AUTO_VALUE_ON_ZERO"</text:span>; </text:p>
      <text:p text:style-name="P15"><text:span text:style-name="keyword0_5f_sql">SET</text:span> time_zone <text:span text:style-name="symbol0_5f_sql">=</text:span> <text:span text:style-name="string_5f_sql">"+00:00"</text:span>; </text:p>
      <text:p text:style-name="P15"/>
      <text:p text:style-name="P15"><text:span text:style-name="comment0_5f_sql">-- </text:span></text:p>
      <text:p text:style-name="P15"><text:span text:style-name="comment0_5f_sql">-- Base de données: `z2d2-tuto` </text:span></text:p>
      <text:p text:style-name="P15"><text:span text:style-name="comment0_5f_sql">-- </text:span></text:p>
      <text:p text:style-name="P15"/>
      <text:p text:style-name="P15"><text:span text:style-name="comment0_5f_sql">-- -------------------------------------------------------- </text:span></text:p>
      <text:p text:style-name="P15"/>
      <text:p text:style-name="P15"><text:span text:style-name="comment0_5f_sql">-- </text:span></text:p>
      <text:p text:style-name="P15"><text:span text:style-name="comment0_5f_sql">-- Structure de la table `Album` </text:span></text:p>
      <text:p text:style-name="P15"><text:span text:style-name="comment0_5f_sql">-- </text:span></text:p>
      <text:p text:style-name="P15"/>
      <text:p text:style-name="P15"><text:span text:style-name="keyword0_5f_sql">DROP</text:span> <text:span text:style-name="keyword0_5f_sql">TABLE</text:span> <text:span text:style-name="keyword0_5f_sql">IF</text:span> <text:span text:style-name="keyword0_5f_sql">EXISTS</text:span> <text:span text:style-name="string_5f_sql">`Album`</text:span>; </text:p>
      <text:p text:style-name="P15"><text:span text:style-name="keyword0_5f_sql">CREATE</text:span> <text:span text:style-name="keyword0_5f_sql">TABLE</text:span> <text:span text:style-name="keyword0_5f_sql">IF</text:span> <text:span text:style-name="keyword0_5f_sql">NOT</text:span> <text:span text:style-name="keyword0_5f_sql">EXISTS</text:span> <text:span text:style-name="string_5f_sql">`Album`</text:span> <text:span text:style-name="symbol0_5f_sql">(</text:span> </text:p>
      <text:p text:style-name="P15"><text:s text:c="2"/><text:span text:style-name="string_5f_sql">`id`</text:span> int<text:span text:style-name="symbol0_5f_sql">(</text:span><text:span text:style-name="number_5f_sql">11</text:span><text:span text:style-name="symbol0_5f_sql">)</text:span> <text:span text:style-name="keyword0_5f_sql">NOT</text:span> <text:span text:style-name="keyword0_5f_sql">NULL</text:span> <text:span text:style-name="keyword0_5f_sql">AUTO_INCREMENT</text:span><text:span text:style-name="symbol0_5f_sql">,</text:span> </text:p>
      <text:p text:style-name="P15"><text:s text:c="2"/><text:span text:style-name="string_5f_sql">`artist`</text:span> varchar<text:span text:style-name="symbol0_5f_sql">(</text:span><text:span text:style-name="number_5f_sql">100</text:span><text:span text:style-name="symbol0_5f_sql">)</text:span> <text:span text:style-name="keyword0_5f_sql">NOT</text:span> <text:span text:style-name="keyword0_5f_sql">NULL</text:span><text:span text:style-name="symbol0_5f_sql">,</text:span> </text:p>
      <text:p text:style-name="P15"><text:s text:c="2"/><text:span text:style-name="string_5f_sql">`title`</text:span> varchar<text:span text:style-name="symbol0_5f_sql">(</text:span><text:span text:style-name="number_5f_sql">100</text:span><text:span text:style-name="symbol0_5f_sql">)</text:span> <text:span text:style-name="keyword0_5f_sql">NOT</text:span> <text:span text:style-name="keyword0_5f_sql">NULL</text:span><text:span text:style-name="symbol0_5f_sql">,</text:span> </text:p>
      <text:p text:style-name="P15"><text:s text:c="2"/><text:span text:style-name="keyword0_5f_sql">PRIMARY</text:span> <text:span text:style-name="keyword0_5f_sql">KEY</text:span> <text:span text:style-name="symbol0_5f_sql">(</text:span><text:span text:style-name="string_5f_sql">`id`</text:span><text:span text:style-name="symbol0_5f_sql">)</text:span> </text:p>
      <text:p text:style-name="P15"><text:span text:style-name="symbol0_5f_sql">)</text:span> ENGINE<text:span text:style-name="symbol0_5f_sql">=</text:span>InnoDB <text:span text:style-name="keyword0_5f_sql">DEFAULT</text:span> CHARSET<text:span text:style-name="symbol0_5f_sql">=</text:span>utf8 COLLATE<text:span text:style-name="symbol0_5f_sql">=</text:span>utf8_unicode_ci;</text:p>
      <text:p text:style-name="P14"/>
      <text:p text:style-name="P3"><text:span text:style-name="T1">Données ex</text:span><text:span text:style-name="T2">e</text:span><text:span text:style-name="T1">mples :</text:span></text:p>
      <text:p text:style-name="P14"/>
      <text:p text:style-name="P16"><text:span text:style-name="keyword0_5f_sql">INSERT</text:span> <text:span text:style-name="keyword0_5f_sql">INTO</text:span> Album <text:span text:style-name="symbol0_5f_sql">(</text:span>artist<text:span text:style-name="symbol0_5f_sql">,</text:span> title<text:span text:style-name="symbol0_5f_sql">)</text:span> <text:span text:style-name="keyword0_5f_sql">VALUES</text:span> </text:p>
      <text:p text:style-name="P16"><text:s text:c="2"/><text:span text:style-name="symbol0_5f_sql">(</text:span><text:span text:style-name="string_5f_sql">'The <text:s/>Military <text:s/>Wives'</text:span><text:span text:style-name="symbol0_5f_sql">,</text:span> <text:s/><text:span text:style-name="string_5f_sql">'In <text:s/>My <text:s/>Dreams'</text:span><text:span text:style-name="symbol0_5f_sql">),</text:span></text:p>
      <text:p text:style-name="P16"><text:s text:c="2"/><text:span text:style-name="symbol0_5f_sql">(</text:span><text:span text:style-name="string_5f_sql">'Adele'</text:span><text:span text:style-name="symbol0_5f_sql">,</text:span> <text:s/><text:span text:style-name="string_5f_sql">'21'</text:span><text:span text:style-name="symbol0_5f_sql">),</text:span></text:p>
      <text:p text:style-name="P16"><text:s text:c="2"/><text:span text:style-name="symbol0_5f_sql">(</text:span><text:span text:style-name="string_5f_sql">'Bruce <text:s/>Springsteen'</text:span><text:span text:style-name="symbol0_5f_sql">,</text:span> <text:s/><text:span text:style-name="string_5f_sql">'Wrecking Ball (Deluxe)'</text:span><text:span text:style-name="symbol0_5f_sql">),</text:span></text:p>
      <text:p text:style-name="P16"><text:s text:c="2"/><text:span text:style-name="symbol0_5f_sql">(</text:span><text:span text:style-name="string_5f_sql">'Lana <text:s/>Del <text:s/>Rey'</text:span><text:span text:style-name="symbol0_5f_sql">,</text:span> <text:s/><text:span text:style-name="string_5f_sql">'Born <text:s/>To <text:s/>Die'</text:span><text:span text:style-name="symbol0_5f_sql">),</text:span></text:p>
      <text:p text:style-name="P16"><text:s text:c="2"/><text:span text:style-name="symbol0_5f_sql">(</text:span><text:span text:style-name="string_5f_sql">'Gotye'</text:span><text:span text:style-name="symbol0_5f_sql">,</text:span> <text:s/><text:span text:style-name="string_5f_sql">'Making <text:s/>Mirrors'</text:span><text:span text:style-name="symbol0_5f_sql">)</text:span>;<text:bookmark-end text:name="__DdeLink__2249_1546351528"/></text:p>
      <text:p text:style-name="P14"/>
      <text:p text:style-name="P17">Créez l'arborescence du module où utilisez la commande :</text:p>
      <text:p text:style-name="P17">- $ php zftool.phar create module Album</text:p>
      <text:p text:style-name="P17"/>
      <text:p text:style-name="P17">Vérifiez que vous avez bien les répertoires ci-dessous et créez ceux qui pourrait manquer :</text:p>
      <text:p text:style-name="P4">z2d2-tuto_application/</text:p>
      <text:p text:style-name="P49"><text:s text:c="2"/>module</text:p>
      <text:p text:style-name="P49"><text:s text:c="4"/>/Album</text:p>
      <text:p text:style-name="P49"><text:s text:c="6"/>/config</text:p>
      <text:p text:style-name="P49"><text:s text:c="6"/>/src</text:p>
      <text:p text:style-name="P49"><text:s text:c="8"/>/Album</text:p>
      <text:p text:style-name="P49"><text:s text:c="10"/>/Controller</text:p>
      <text:p text:style-name="P49"><text:s text:c="10"/>/Form</text:p>
      <text:p text:style-name="P49"><text:s text:c="10"/>/Model</text:p>
      <text:p text:style-name="P49"><text:soft-page-break/><text:s text:c="6"/>/view</text:p>
      <text:p text:style-name="P49"><text:s text:c="8"/>/album</text:p>
      <text:p text:style-name="P50"><text:s text:c="10"/>/album</text:p>
      <text:p text:style-name="P17"/>
      <text:p text:style-name="P17">Vérifiez le fichier module/Album/Module.php :</text:p>
      <text:p text:style-name="P17"/>
      <text:p text:style-name="P17"><text:span text:style-name="symbol0_5f_php">&lt;</text:span>?php</text:p>
      <text:p text:style-name="P17">namespace Album<text:span text:style-name="symbol0_5f_php">;</text:span></text:p>
      <text:p text:style-name="P17"/>
      <text:p text:style-name="P17"><text:span text:style-name="keyword1_5f_php">class</text:span> Module</text:p>
      <text:p text:style-name="P17"><text:span text:style-name="symbol0_5f_php">{</text:span></text:p>
      <text:p text:style-name="P17"><text:s text:c="4"/><text:span text:style-name="keyword1_5f_php">public</text:span> <text:span text:style-name="keyword1_5f_php">function</text:span> getConfig<text:span text:style-name="symbol0_5f_php">()</text:span></text:p>
      <text:p text:style-name="P17"><text:s text:c="4"/><text:span text:style-name="symbol0_5f_php">{</text:span></text:p>
      <text:p text:style-name="P17"><text:s text:c="8"/><text:span text:style-name="keyword0_5f_php">return</text:span> <text:span text:style-name="keyword0_5f_php">include</text:span> __DIR__ <text:span text:style-name="symbol0_5f_php">.</text:span><text:span text:style-name="string_5f_php"> '/config/module.config.php'</text:span><text:span text:style-name="symbol0_5f_php">;</text:span></text:p>
      <text:p text:style-name="P17"><text:s text:c="4"/><text:span text:style-name="symbol0_5f_php">}</text:span></text:p>
      <text:p text:style-name="P17"/>
      <text:p text:style-name="P17"><text:s text:c="4"/><text:span text:style-name="keyword1_5f_php">public</text:span> <text:span text:style-name="keyword1_5f_php">function</text:span> getAutoloaderConfig<text:span text:style-name="symbol0_5f_php">()</text:span></text:p>
      <text:p text:style-name="P17"><text:s text:c="4"/><text:span text:style-name="symbol0_5f_php">{</text:span></text:p>
      <text:p text:style-name="P17"><text:s text:c="8"/><text:span text:style-name="keyword0_5f_php">return</text:span> <text:span text:style-name="keyword2_5f_php">array</text:span><text:span text:style-name="symbol0_5f_php">(</text:span></text:p>
      <text:p text:style-name="P17"><text:s text:c="11"/><text:span text:style-name="string_5f_php"><text:s/>'Zend\Loader\StandardAutoloader'</text:span> <text:span text:style-name="symbol0_5f_php">=&gt;</text:span> <text:span text:style-name="keyword2_5f_php">array</text:span><text:span text:style-name="symbol0_5f_php">(</text:span></text:p>
      <text:p text:style-name="P17"><text:s text:c="15"/><text:span text:style-name="string_5f_php"><text:s/>'namespaces'</text:span> <text:span text:style-name="symbol0_5f_php">=&gt;</text:span> <text:span text:style-name="keyword2_5f_php">array</text:span><text:span text:style-name="symbol0_5f_php">(</text:span></text:p>
      <text:p text:style-name="P17"><text:s text:c="20"/>__NAMESPACE__ <text:span text:style-name="symbol0_5f_php">=&gt;</text:span> __DIR__ <text:span text:style-name="symbol0_5f_php">.</text:span><text:span text:style-name="string_5f_php"> '/src/'</text:span> <text:span text:style-name="symbol0_5f_php">.</text:span> __NAMESPACE__<text:span text:style-name="symbol0_5f_php">,</text:span></text:p>
      <text:p text:style-name="P17"><text:s text:c="16"/><text:span text:style-name="symbol0_5f_php">),</text:span></text:p>
      <text:p text:style-name="P17"><text:s text:c="12"/><text:span text:style-name="symbol0_5f_php">),</text:span></text:p>
      <text:p text:style-name="P17"><text:s text:c="8"/><text:span text:style-name="symbol0_5f_php">);</text:span></text:p>
      <text:p text:style-name="P17"><text:s text:c="4"/><text:span text:style-name="symbol0_5f_php">}</text:span></text:p>
      <text:p text:style-name="P17"><text:span text:style-name="symbol0_5f_php">}</text:span></text:p>
      <text:p text:style-name="P17"/>
      <text:p text:style-name="P17">Et le fichier module/Album/config/module.config.php :</text:p>
      <text:p text:style-name="P17"/>
      <text:p text:style-name="P17"><text:span text:style-name="symbol0_5f_php">&lt;</text:span>?php</text:p>
      <text:p text:style-name="P17"><text:span text:style-name="keyword0_5f_php">return</text:span> <text:span text:style-name="keyword2_5f_php">array</text:span><text:span text:style-name="symbol0_5f_php">(</text:span></text:p>
      <text:p text:style-name="P17"><text:s text:c="3"/><text:span text:style-name="string_5f_php"><text:s/>'controllers'</text:span> <text:span text:style-name="symbol0_5f_php">=&gt;</text:span> <text:span text:style-name="keyword2_5f_php">array</text:span><text:span text:style-name="symbol0_5f_php">(</text:span></text:p>
      <text:p text:style-name="P17"><text:s text:c="7"/><text:span text:style-name="string_5f_php"><text:s/>'invokables'</text:span> <text:span text:style-name="symbol0_5f_php">=&gt;</text:span> <text:span text:style-name="keyword2_5f_php">array</text:span><text:span text:style-name="symbol0_5f_php">(</text:span></text:p>
      <text:p text:style-name="P17"><text:s text:c="11"/><text:span text:style-name="string_5f_php"><text:s/>'Album\Controller\Album'</text:span> <text:span text:style-name="symbol0_5f_php">=&gt;</text:span><text:span text:style-name="string_5f_php"> 'Album\Controller\AlbumController'</text:span><text:span text:style-name="symbol0_5f_php">,</text:span></text:p>
      <text:p text:style-name="P17"><text:s text:c="8"/><text:span text:style-name="symbol0_5f_php">),</text:span></text:p>
      <text:p text:style-name="P17"><text:s text:c="4"/><text:span text:style-name="symbol0_5f_php">),</text:span></text:p>
      <text:p text:style-name="P17"><text:s text:c="3"/><text:span text:style-name="string_5f_php"><text:s/>'view_manager'</text:span> <text:span text:style-name="symbol0_5f_php">=&gt;</text:span> <text:span text:style-name="keyword2_5f_php">array</text:span><text:span text:style-name="symbol0_5f_php">(</text:span></text:p>
      <text:p text:style-name="P17"><text:s text:c="7"/><text:span text:style-name="string_5f_php"><text:s/>'template_path_stack'</text:span> <text:span text:style-name="symbol0_5f_php">=&gt;</text:span> <text:span text:style-name="keyword2_5f_php">array</text:span><text:span text:style-name="symbol0_5f_php">(</text:span></text:p>
      <text:p text:style-name="P17"><text:s text:c="11"/><text:span text:style-name="string_5f_php"><text:s/>'album'</text:span> <text:span text:style-name="symbol0_5f_php">=&gt;</text:span> __DIR__ <text:span text:style-name="symbol0_5f_php">.</text:span><text:span text:style-name="string_5f_php"> '/../view'</text:span><text:span text:style-name="symbol0_5f_php">,</text:span></text:p>
      <text:p text:style-name="P17"><text:s text:c="8"/><text:span text:style-name="symbol0_5f_php">),</text:span></text:p>
      <text:p text:style-name="P17"><text:s text:c="4"/><text:span text:style-name="symbol0_5f_php">),</text:span></text:p>
      <text:p text:style-name="P17"><text:span text:style-name="symbol0_5f_php">);</text:span></text:p>
      <text:p text:style-name="P17"/>
      <text:p text:style-name="P18">Ajouter une route au module Album :</text:p>
      <text:p text:style-name="P18">module/Album/config/module.config.php :</text:p>
      <text:p text:style-name="P18"/>
      <text:p text:style-name="P19"><text:span text:style-name="symbol0_5f_php">&lt;</text:span>?php </text:p>
      <text:p text:style-name="P19"><text:span text:style-name="keyword0_5f_php">return</text:span> <text:span text:style-name="keyword2_5f_php">array</text:span><text:span text:style-name="symbol0_5f_php">(</text:span> </text:p>
      <text:p text:style-name="P19"><text:s text:c="3"/><text:span text:style-name="string_5f_php"><text:s/>'controllers'</text:span> <text:span text:style-name="symbol0_5f_php">=&gt;</text:span> <text:span text:style-name="symbol0_5f_php">...</text:span></text:p>
      <text:p text:style-name="P19"/>
      <text:p text:style-name="P19"><text:s text:c="4"/><text:bookmark-start text:name="__DdeLink__820_239989140"/><text:span text:style-name="comment0_5f_php">// Nouvelle section à ajouter dans votre fichier de configuration</text:span></text:p>
      <text:p text:style-name="P19"><text:soft-page-break/><text:s text:c="3"/><text:span text:style-name="string_5f_php"><text:s/>'router'</text:span> <text:span text:style-name="symbol0_5f_php">=&gt;</text:span> <text:span text:style-name="keyword2_5f_php">array</text:span><text:span text:style-name="symbol0_5f_php">(</text:span> </text:p>
      <text:p text:style-name="P19"><text:s text:c="7"/><text:span text:style-name="string_5f_php"><text:s/>'routes'</text:span> <text:span text:style-name="symbol0_5f_php">=&gt;</text:span> <text:span text:style-name="keyword2_5f_php">array</text:span><text:span text:style-name="symbol0_5f_php">(</text:span> </text:p>
      <text:p text:style-name="P19"><text:s text:c="11"/><text:span text:style-name="string_5f_php"><text:s/>'album'</text:span> <text:span text:style-name="symbol0_5f_php">=&gt;</text:span> <text:span text:style-name="keyword2_5f_php">array</text:span><text:span text:style-name="symbol0_5f_php">(</text:span> </text:p>
      <text:p text:style-name="P19"><text:s text:c="15"/><text:span text:style-name="string_5f_php"><text:s/>'type'</text:span> <text:s text:c="3"/><text:span text:style-name="symbol0_5f_php">=&gt;</text:span><text:span text:style-name="string_5f_php"> 'segment'</text:span><text:span text:style-name="symbol0_5f_php">,</text:span> </text:p>
      <text:p text:style-name="P19"><text:s text:c="15"/><text:span text:style-name="string_5f_php"><text:s/>'options'</text:span> <text:span text:style-name="symbol0_5f_php">=&gt;</text:span> <text:span text:style-name="keyword2_5f_php">array</text:span><text:span text:style-name="symbol0_5f_php">(</text:span> </text:p>
      <text:p text:style-name="P19"><text:s text:c="19"/><text:span text:style-name="string_5f_php"><text:s/>'route'</text:span> <text:s text:c="3"/><text:span text:style-name="symbol0_5f_php">=&gt;</text:span><text:span text:style-name="string_5f_php"> '/album[/][:action][/:id]'</text:span><text:span text:style-name="symbol0_5f_php">,</text:span> </text:p>
      <text:p text:style-name="P19"><text:s text:c="19"/><text:span text:style-name="string_5f_php"><text:s/>'constraints'</text:span> <text:span text:style-name="symbol0_5f_php">=&gt;</text:span> <text:span text:style-name="keyword2_5f_php">array</text:span><text:span text:style-name="symbol0_5f_php">(</text:span> </text:p>
      <text:p text:style-name="P19"><text:s text:c="23"/><text:span text:style-name="string_5f_php"><text:s/>'action'</text:span> <text:span text:style-name="symbol0_5f_php">=&gt;</text:span><text:span text:style-name="string_5f_php"> '[a-zA-Z][a-zA-Z0-9_-]*'</text:span><text:span text:style-name="symbol0_5f_php">,</text:span> </text:p>
      <text:p text:style-name="P19"><text:s text:c="23"/><text:span text:style-name="string_5f_php"><text:s/>'id'</text:span> <text:s text:c="4"/><text:span text:style-name="symbol0_5f_php">=&gt;</text:span><text:span text:style-name="string_5f_php"> '[0-9]+'</text:span><text:span text:style-name="symbol0_5f_php">,</text:span> </text:p>
      <text:p text:style-name="P19"><text:s text:c="20"/><text:span text:style-name="symbol0_5f_php">),</text:span> </text:p>
      <text:p text:style-name="P19"><text:s text:c="19"/><text:span text:style-name="string_5f_php"><text:s/>'defaults'</text:span> <text:span text:style-name="symbol0_5f_php">=&gt;</text:span> <text:span text:style-name="keyword2_5f_php">array</text:span><text:span text:style-name="symbol0_5f_php">(</text:span> </text:p>
      <text:p text:style-name="P19"><text:s text:c="23"/><text:span text:style-name="string_5f_php"><text:s/>'controller'</text:span> <text:span text:style-name="symbol0_5f_php">=&gt;</text:span><text:span text:style-name="string_5f_php"> 'Album\Controller\Album'</text:span><text:span text:style-name="symbol0_5f_php">,</text:span> </text:p>
      <text:p text:style-name="P19"><text:s text:c="23"/><text:span text:style-name="string_5f_php"><text:s/>'action'</text:span> <text:s text:c="4"/><text:span text:style-name="symbol0_5f_php">=&gt;</text:span><text:span text:style-name="string_5f_php"> 'index'</text:span><text:span text:style-name="symbol0_5f_php">,</text:span> </text:p>
      <text:p text:style-name="P19"><text:s text:c="20"/><text:span text:style-name="symbol0_5f_php">),</text:span> </text:p>
      <text:p text:style-name="P19"><text:s text:c="16"/><text:span text:style-name="symbol0_5f_php">),</text:span> </text:p>
      <text:p text:style-name="P19"><text:s text:c="12"/><text:span text:style-name="symbol0_5f_php">),</text:span> </text:p>
      <text:p text:style-name="P19"><text:s text:c="8"/><text:span text:style-name="symbol0_5f_php">),</text:span> </text:p>
      <text:p text:style-name="P19"><text:s text:c="4"/><text:span text:style-name="symbol0_5f_php">),</text:span> <text:bookmark-end text:name="__DdeLink__820_239989140"/></text:p>
      <text:p text:style-name="P19"/>
      <text:p text:style-name="P19"><text:s text:c="3"/><text:span text:style-name="string_5f_php"><text:s/>'view_manager'</text:span> <text:span text:style-name="symbol0_5f_php">=&gt;</text:span> <text:span text:style-name="symbol0_5f_php">...</text:span></text:p>
      <text:p text:style-name="P19"><text:span text:style-name="symbol0_5f_php">);</text:span></text:p>
      <text:p text:style-name="P19"/>
      <text:p text:style-name="P20">Créer le contrôleur Album :</text:p>
      <text:p text:style-name="P6"><text:span text:style-name="T10">fichier : </text:span><text:span text:style-name="T11">module/Album/src/Album/Controller/AlbumController.php</text:span></text:p>
      <text:p text:style-name="P21"/>
      <text:p text:style-name="P22"><text:bookmark-start text:name="__DdeLink__852_448785573"/><text:span text:style-name="symbol0_5f_php">&lt;</text:span>?php </text:p>
      <text:p text:style-name="P22">namespace Album\Controller<text:span text:style-name="symbol0_5f_php">;</text:span> </text:p>
      <text:p text:style-name="P22"/>
      <text:p text:style-name="P22">use Zend\Mvc\Controller\AbstractActionController<text:span text:style-name="symbol0_5f_php">;</text:span> </text:p>
      <text:p text:style-name="P22">use Zend\View\Model\ViewModel<text:span text:style-name="symbol0_5f_php">;</text:span> </text:p>
      <text:p text:style-name="P22"/>
      <text:p text:style-name="P22"><text:span text:style-name="keyword1_5f_php">class</text:span> AlbumController <text:span text:style-name="keyword1_5f_php">extends</text:span> AbstractActionController </text:p>
      <text:p text:style-name="P22"><text:span text:style-name="symbol0_5f_php">{</text:span> </text:p>
      <text:p text:style-name="P22"><text:s text:c="4"/><text:span text:style-name="keyword1_5f_php">public</text:span> <text:span text:style-name="keyword1_5f_php">function</text:span> index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add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edit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/>
      <text:p text:style-name="P22"><text:s text:c="4"/><text:span text:style-name="keyword1_5f_php">public</text:span> <text:span text:style-name="keyword1_5f_php">function</text:span> deleteAction<text:span text:style-name="symbol0_5f_php">()</text:span> <text:span text:style-name="symbol0_5f_php">{</text:span> </text:p>
      <text:p text:style-name="P22"><text:s text:c="4"/><text:span text:style-name="symbol0_5f_php">}</text:span> </text:p>
      <text:p text:style-name="P22"><text:span text:style-name="symbol0_5f_php">}</text:span></text:p>
      <text:p text:style-name="P24"/>
      <text:p text:style-name="P23"><text:bookmark-end text:name="__DdeLink__852_448785573"/><text:span text:style-name="T12">Implémenter </text:span><text:span text:style-name="T13">« Zend\Db\TableGateway\TableGateway » :</text:span></text:p>
      <text:p text:style-name="P28">La classe Modèle du module Album :</text:p>
      <text:p text:style-name="P25">module/Album/src/Album/Model/Album.php :</text:p>
      <text:p text:style-name="P27"/>
      <text:p text:style-name="P27"><text:span text:style-name="symbol0_5f_php">&lt;</text:span>?php </text:p>
      <text:p text:style-name="P27">namespace Album\Model<text:span text:style-name="symbol0_5f_php">;</text:span> </text:p>
      <text:p text:style-name="P27"><text:soft-page-break/></text:p>
      <text:p text:style-name="P27"><text:span text:style-name="keyword1_5f_php">class</text:span> Album <text:span text:style-name="symbol0_5f_php">{</text:span> </text:p>
      <text:p text:style-name="P27"><text:s text:c="4"/><text:span text:style-name="keyword1_5f_php">public</text:span> <text:span text:style-name="regexp0_5f_php">$id</text:span><text:span text:style-name="symbol0_5f_php">;</text:span> </text:p>
      <text:p text:style-name="P27"><text:s text:c="4"/><text:span text:style-name="keyword1_5f_php">public</text:span> <text:span text:style-name="regexp0_5f_php">$artist</text:span><text:span text:style-name="symbol0_5f_php">;</text:span> </text:p>
      <text:p text:style-name="P27"><text:s text:c="4"/><text:span text:style-name="keyword1_5f_php">public</text:span> <text:span text:style-name="regexp0_5f_php">$title</text:span><text:span text:style-name="symbol0_5f_php">;</text:span> </text:p>
      <text:p text:style-name="P27"/>
      <text:p text:style-name="P27"><text:s text:c="4"/><text:span text:style-name="keyword1_5f_php">public</text:span> <text:span text:style-name="keyword1_5f_php">function</text:span> exchangeArray<text:span text:style-name="symbol0_5f_php">(</text:span><text:span text:style-name="regexp0_5f_php">$data</text:span><text:span text:style-name="symbol0_5f_php">)</text:span> <text:span text:style-name="symbol0_5f_php">{</text:span> </text:p>
      <text:p text:style-name="P27"><text:s text:c="8"/><text:span text:style-name="regexp0_5f_php">$this</text:span><text:span text:style-name="symbol0_5f_php">-&gt;</text:span>id <text:s text:c="4"/>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id'</text:span><text:span text:style-name="symbol0_5f_php">]))</text:span>? <text:span text:style-name="regexp0_5f_php">$data</text:span><text:span text:style-name="string_5f_php">['id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8"/><text:span text:style-name="regexp0_5f_php">$this</text:span><text:span text:style-name="symbol0_5f_php">-&gt;</text:span>artist 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artist'</text:span><text:span text:style-name="symbol0_5f_php">]))</text:span>? <text:span text:style-name="regexp0_5f_php">$data</text:span><text:span text:style-name="string_5f_php">['artist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8"/><text:span text:style-name="regexp0_5f_php">$this</text:span><text:span text:style-name="symbol0_5f_php">-&gt;</text:span>title <text:s/><text:span text:style-name="symbol0_5f_php">=</text:span> <text:span text:style-name="symbol0_5f_php">(</text:span><text:span text:style-name="keyword2_5f_php">isset</text:span><text:span text:style-name="symbol0_5f_php">(</text:span><text:span text:style-name="regexp0_5f_php">$data</text:span><text:span text:style-name="string_5f_php">['title'</text:span><text:span text:style-name="symbol0_5f_php">]))</text:span>? <text:span text:style-name="regexp0_5f_php">$data</text:span><text:span text:style-name="string_5f_php">['title'</text:span><text:span text:style-name="symbol0_5f_php">]</text:span> <text:span text:style-name="symbol0_5f_php">:</text:span> <text:span text:style-name="keyword1_5f_php">null</text:span><text:span text:style-name="symbol0_5f_php">;</text:span> </text:p>
      <text:p text:style-name="P27"><text:s text:c="4"/><text:span text:style-name="symbol0_5f_php">}</text:span> </text:p>
      <text:p text:style-name="P27"><text:span text:style-name="symbol0_5f_php">}</text:span> </text:p>
      <text:p text:style-name="P29"/>
      <text:p text:style-name="P31">La classe AlbumTable servant de mapper :</text:p>
      <text:p text:style-name="P29">module/Album/src/Album/Model/Album.php :</text:p>
      <text:p text:style-name="P25"/>
      <text:p text:style-name="P26"><text:span text:style-name="symbol0_5f_php">&lt;</text:span>?php</text:p>
      <text:p text:style-name="P26">namespace Album\Model<text:span text:style-name="symbol0_5f_php">;</text:span></text:p>
      <text:p text:style-name="P26"/>
      <text:p text:style-name="P26">use Zend\Db\TableGateway\TableGateway<text:span text:style-name="symbol0_5f_php">;</text:span></text:p>
      <text:p text:style-name="P26"/>
      <text:p text:style-name="P26"><text:span text:style-name="keyword1_5f_php">class</text:span> AlbumTable <text:span text:style-name="symbol0_5f_php">{</text:span></text:p>
      <text:p text:style-name="P26"><text:s text:c="4"/>protected <text:span text:style-name="regexp0_5f_php">$tableGateway</text:span><text:span text:style-name="symbol0_5f_php">;</text:span></text:p>
      <text:p text:style-name="P26"/>
      <text:p text:style-name="P26"><text:s text:c="4"/><text:span text:style-name="keyword1_5f_php">public</text:span> <text:span text:style-name="keyword1_5f_php">function</text:span> __construct<text:span text:style-name="symbol0_5f_php">(</text:span>TableGateway <text:span text:style-name="regexp0_5f_php">$tableGateway</text:span><text:span text:style-name="symbol0_5f_php">)</text:span> <text:span text:style-name="symbol0_5f_php">{</text:span></text:p>
      <text:p text:style-name="P26"><text:s text:c="8"/><text:span text:style-name="regexp0_5f_php">$this</text:span><text:span text:style-name="symbol0_5f_php">-&gt;</text:span>tableGateway <text:span text:style-name="symbol0_5f_php">=</text:span> <text:span text:style-name="regexp0_5f_php">$tableGateway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fetchAll<text:span text:style-name="symbol0_5f_php">()</text:span> <text:span text:style-name="symbol0_5f_php">{</text:span></text:p>
      <text:p text:style-name="P26"><text:s text:c="8"/><text:span text:style-name="regexp0_5f_php">$resultSet</text:span> <text:span text:style-name="symbol0_5f_php">=</text:span> <text:span text:style-name="regexp0_5f_php">$this</text:span><text:span text:style-name="symbol0_5f_php">-&gt;</text:span>tableGateway<text:span text:style-name="symbol0_5f_php">-&gt;</text:span>select<text:span text:style-name="symbol0_5f_php">();</text:span></text:p>
      <text:p text:style-name="P26"><text:s text:c="8"/><text:span text:style-name="keyword0_5f_php">return</text:span> <text:span text:style-name="regexp0_5f_php">$resultSet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getAlbum<text:span text:style-name="symbol0_5f_php">(</text:span><text:span text:style-name="regexp0_5f_php">$id</text:span><text:span text:style-name="symbol0_5f_php">)</text:span> <text:span text:style-name="symbol0_5f_php">{</text:span></text:p>
      <text:p text:style-name="P26"><text:s text:c="8"/><text:span text:style-name="regexp0_5f_php">$id</text:span> <text:s/><text:span text:style-name="symbol0_5f_php">=</text:span> <text:span text:style-name="symbol0_5f_php">(</text:span>int<text:span text:style-name="symbol0_5f_php">)</text:span> <text:span text:style-name="regexp0_5f_php">$id</text:span><text:span text:style-name="symbol0_5f_php">;</text:span></text:p>
      <text:p text:style-name="P26"><text:s text:c="8"/><text:span text:style-name="regexp0_5f_php">$rowset</text:span> <text:span text:style-name="symbol0_5f_php">=</text:span> <text:span text:style-name="regexp0_5f_php">$this</text:span><text:span text:style-name="symbol0_5f_php">-&gt;</text:span>tableGateway<text:span text:style-name="symbol0_5f_php">-&gt;</text:span>select<text:span text:style-name="symbol0_5f_php">(</text:span>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8"/><text:span text:style-name="regexp0_5f_php">$row</text:span> <text:span text:style-name="symbol0_5f_php">=</text:span> <text:span text:style-name="regexp0_5f_php">$rowset</text:span><text:span text:style-name="symbol0_5f_php">-&gt;</text:span>current<text:span text:style-name="symbol0_5f_php">();</text:span></text:p>
      <text:p text:style-name="P26"><text:s text:c="8"/><text:span text:style-name="keyword0_5f_php">if</text:span> <text:span text:style-name="symbol0_5f_php">(!</text:span><text:span text:style-name="regexp0_5f_php">$row</text:span><text:span text:style-name="symbol0_5f_php">)</text:span> <text:span text:style-name="symbol0_5f_php">{</text:span></text:p>
      <text:p text:style-name="P26"><text:s text:c="12"/>throw <text:span text:style-name="keyword1_5f_php">new</text:span> \Exception<text:span text:style-name="symbol0_5f_php">(</text:span><text:span text:style-name="string_5f_php">"Could not find row $id"</text:span><text:span text:style-name="symbol0_5f_php">);</text:span></text:p>
      <text:p text:style-name="P26"><text:s text:c="8"/><text:span text:style-name="symbol0_5f_php">}</text:span></text:p>
      <text:p text:style-name="P26"><text:s text:c="8"/><text:span text:style-name="keyword0_5f_php">return</text:span> <text:span text:style-name="regexp0_5f_php">$row</text:span><text:span text:style-name="symbol0_5f_php">;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saveAlbum<text:span text:style-name="symbol0_5f_php">(</text:span>Album <text:span text:style-name="regexp0_5f_php">$album</text:span><text:span text:style-name="symbol0_5f_php">)</text:span> <text:span text:style-name="symbol0_5f_php">{</text:span></text:p>
      <text:p text:style-name="P26"><text:s text:c="8"/><text:span text:style-name="regexp0_5f_php">$data</text:span> <text:span text:style-name="symbol0_5f_php">=</text:span> <text:span text:style-name="keyword2_5f_php">array</text:span><text:span text:style-name="symbol0_5f_php">(</text:span></text:p>
      <text:p text:style-name="P26"><text:s text:c="11"/><text:span text:style-name="string_5f_php"><text:s/>'artist'</text:span> <text:span text:style-name="symbol0_5f_php">=&gt;</text:span> <text:span text:style-name="regexp0_5f_php">$album</text:span><text:span text:style-name="symbol0_5f_php">-&gt;</text:span>artist<text:span text:style-name="symbol0_5f_php">,</text:span></text:p>
      <text:p text:style-name="P26"><text:s text:c="11"/><text:span text:style-name="string_5f_php"><text:s/>'title'</text:span> <text:s/><text:span text:style-name="symbol0_5f_php">=&gt;</text:span> <text:span text:style-name="regexp0_5f_php">$album</text:span><text:span text:style-name="symbol0_5f_php">-&gt;</text:span>title<text:span text:style-name="symbol0_5f_php">,</text:span></text:p>
      <text:p text:style-name="P26"><text:s text:c="8"/><text:span text:style-name="symbol0_5f_php">);</text:span></text:p>
      <text:p text:style-name="P26"/>
      <text:p text:style-name="P26"><text:s text:c="8"/><text:span text:style-name="regexp0_5f_php">$id</text:span> <text:span text:style-name="symbol0_5f_php">=</text:span> <text:span text:style-name="symbol0_5f_php">(</text:span>int<text:span text:style-name="symbol0_5f_php">)</text:span><text:span text:style-name="regexp0_5f_php">$album</text:span><text:span text:style-name="symbol0_5f_php">-&gt;</text:span>id<text:span text:style-name="symbol0_5f_php">;</text:span></text:p>
      <text:p text:style-name="P26"><text:s text:c="8"/><text:span text:style-name="keyword0_5f_php">if</text:span> <text:span text:style-name="symbol0_5f_php">(</text:span><text:span text:style-name="regexp0_5f_php">$id</text:span> <text:span text:style-name="symbol0_5f_php">==</text:span> <text:span text:style-name="number_5f_php">0</text:span><text:span text:style-name="symbol0_5f_php">)</text:span> <text:span text:style-name="symbol0_5f_php">{</text:span></text:p>
      <text:p text:style-name="P26"><text:s text:c="12"/><text:span text:style-name="regexp0_5f_php">$this</text:span><text:span text:style-name="symbol0_5f_php">-&gt;</text:span>tableGateway<text:span text:style-name="symbol0_5f_php">-&gt;</text:span>insert<text:span text:style-name="symbol0_5f_php">(</text:span><text:span text:style-name="regexp0_5f_php">$data</text:span><text:span text:style-name="symbol0_5f_php">);</text:span></text:p>
      <text:p text:style-name="P26"><text:soft-page-break/><text:s text:c="8"/><text:span text:style-name="symbol0_5f_php">}</text:span> <text:span text:style-name="keyword0_5f_php">else</text:span> <text:span text:style-name="symbol0_5f_php">{</text:span></text:p>
      <text:p text:style-name="P26"><text:s text:c="12"/><text:span text:style-name="keyword0_5f_php">if</text:span> <text:span text:style-name="symbol0_5f_php">(</text:span><text:span text:style-name="regexp0_5f_php">$this</text:span><text:span text:style-name="symbol0_5f_php">-&gt;</text:span>getAlbum<text:span text:style-name="symbol0_5f_php">(</text:span><text:span text:style-name="regexp0_5f_php">$id</text:span><text:span text:style-name="symbol0_5f_php">))</text:span> <text:span text:style-name="symbol0_5f_php">{</text:span></text:p>
      <text:p text:style-name="P26"><text:s text:c="16"/><text:span text:style-name="regexp0_5f_php">$this</text:span><text:span text:style-name="symbol0_5f_php">-&gt;</text:span>tableGateway<text:span text:style-name="symbol0_5f_php">-&gt;</text:span>update<text:span text:style-name="symbol0_5f_php">(</text:span><text:span text:style-name="regexp0_5f_php">$data</text:span><text:span text:style-name="symbol0_5f_php">,</text:span> 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12"/><text:span text:style-name="symbol0_5f_php">}</text:span> <text:span text:style-name="keyword0_5f_php">else</text:span> <text:span text:style-name="symbol0_5f_php">{</text:span></text:p>
      <text:p text:style-name="P26"><text:s text:c="16"/>throw <text:span text:style-name="keyword1_5f_php">new</text:span> \Exception<text:span text:style-name="string_5f_php">('Form id does not exist'</text:span><text:span text:style-name="symbol0_5f_php">);</text:span></text:p>
      <text:p text:style-name="P26"><text:s text:c="12"/><text:span text:style-name="symbol0_5f_php">}</text:span></text:p>
      <text:p text:style-name="P26"><text:s text:c="8"/><text:span text:style-name="symbol0_5f_php">}</text:span></text:p>
      <text:p text:style-name="P26"><text:s text:c="4"/><text:span text:style-name="symbol0_5f_php">}</text:span></text:p>
      <text:p text:style-name="P26"/>
      <text:p text:style-name="P26"><text:s text:c="4"/><text:span text:style-name="keyword1_5f_php">public</text:span> <text:span text:style-name="keyword1_5f_php">function</text:span> deleteAlbum<text:span text:style-name="symbol0_5f_php">(</text:span><text:span text:style-name="regexp0_5f_php">$id</text:span><text:span text:style-name="symbol0_5f_php">)</text:span> <text:span text:style-name="symbol0_5f_php">{</text:span></text:p>
      <text:p text:style-name="P26"><text:s text:c="8"/><text:span text:style-name="regexp0_5f_php">$this</text:span><text:span text:style-name="symbol0_5f_php">-&gt;</text:span>tableGateway<text:span text:style-name="symbol0_5f_php">-&gt;</text:span>delete<text:span text:style-name="symbol0_5f_php">(</text:span><text:span text:style-name="keyword2_5f_php">array</text:span><text:span text:style-name="string_5f_php">('id'</text:span> <text:span text:style-name="symbol0_5f_php">=&gt;</text:span> <text:span text:style-name="regexp0_5f_php">$id</text:span><text:span text:style-name="symbol0_5f_php">));</text:span></text:p>
      <text:p text:style-name="P26"><text:s text:c="4"/><text:span text:style-name="symbol0_5f_php">}</text:span></text:p>
      <text:p text:style-name="P26"><text:span text:style-name="symbol0_5f_php">}</text:span></text:p>
      <text:p text:style-name="P29"/>
      <text:p text:style-name="P30"><text:span text:style-name="T18">Configuration du « ServiceManager » dans une nouvelle </text:span><text:span text:style-name="T15">fonction </text:span><text:span text:style-name="T14">« getServiceConfig » dans la classe Module du module Album (donc dans module/Album/Module.php) :</text:span></text:p>
      <text:p text:style-name="P36"/>
      <text:p text:style-name="P37"><text:span text:style-name="symbol0_5f_php">&lt;</text:span>?php </text:p>
      <text:p text:style-name="P37">namespace Album<text:span text:style-name="symbol0_5f_php">;</text:span> </text:p>
      <text:p text:style-name="P37"/>
      <text:p text:style-name="P37"><text:span text:style-name="comment0_5f_php">// ajoutons ces imports :</text:span></text:p>
      <text:p text:style-name="P37"><text:bookmark-start text:name="__DdeLink__2729_2039815717"/>use Album\Model\Album<text:span text:style-name="symbol0_5f_php">;</text:span> </text:p>
      <text:p text:style-name="P37">use Album\Model\AlbumTable<text:span text:style-name="symbol0_5f_php">;</text:span> </text:p>
      <text:p text:style-name="P37">use Zend\Db\ResultSet\ResultSet<text:span text:style-name="symbol0_5f_php">;</text:span> </text:p>
      <text:p text:style-name="P37">use Zend\Db\TableGateway\TableGateway<text:span text:style-name="symbol0_5f_php">;</text:span> <text:bookmark-end text:name="__DdeLink__2729_2039815717"/></text:p>
      <text:p text:style-name="P37"/>
      <text:p text:style-name="P37"><text:span text:style-name="keyword1_5f_php">class</text:span> Module </text:p>
      <text:p text:style-name="P37"><text:span text:style-name="symbol0_5f_php">{</text:span> </text:p>
      <text:p text:style-name="P37"><text:s text:c="4"/><text:span text:style-name="comment0_5f_php">// les méthodes getAutoloaderConfig() et getConfig() ne changent pas.</text:span></text:p>
      <text:p text:style-name="P37"/>
      <text:p text:style-name="P32"><text:span text:style-name="T16"><text:s text:c="4"/></text:span><text:span text:style-name="comment0_5f_php"><text:span text:style-name="T16">// </text:span></text:span><text:span text:style-name="comment0_5f_php"><text:span text:style-name="T17">Ajoutez cette méthode </text:span></text:span><text:span text:style-name="comment0_5f_php"><text:span text:style-name="T16">: </text:span></text:span></text:p>
      <text:p text:style-name="P32"><text:span text:style-name="T16"><text:s text:c="4"/></text:span><text:bookmark-start text:name="__DdeLink__2731_2039815717"/><text:span text:style-name="keyword1_5f_php"><text:span text:style-name="T16">public</text:span></text:span><text:span text:style-name="T16"> </text:span><text:span text:style-name="keyword1_5f_php"><text:span text:style-name="T16">function</text:span></text:span><text:span text:style-name="T16"> getServiceConfig</text:span><text:span text:style-name="symbol0_5f_php"><text:span text:style-name="T16">()</text:span></text:span><text:span text:style-name="T16"> </text:span><text:span text:style-name="symbol0_5f_php"><text:span text:style-name="T16">{</text:span></text:span><text:span text:style-name="T16"> </text:span></text:p>
      <text:p text:style-name="P37"><text:s text:c="8"/><text:span text:style-name="keyword0_5f_php">return</text:span> <text:span text:style-name="keyword2_5f_php">array</text:span><text:span text:style-name="symbol0_5f_php">(</text:span> </text:p>
      <text:p text:style-name="P37"><text:s text:c="11"/><text:span text:style-name="string_5f_php"><text:s/>'factories'</text:span> <text:span text:style-name="symbol0_5f_php">=&gt;</text:span> <text:span text:style-name="keyword2_5f_php">array</text:span><text:span text:style-name="symbol0_5f_php">(</text:span> </text:p>
      <text:p text:style-name="P32"><text:span text:style-name="T16"><text:s text:c="16"/></text:span><text:span text:style-name="comment0_5f_php"><text:span text:style-name="T17">// $sm fait donc référence au "ServiceManager"</text:span></text:span></text:p>
      <text:p text:style-name="P32"><text:bookmark-start text:name="__DdeLink__2733_2039815717"/><text:span text:style-name="T16"><text:s text:c="15"/></text:span><text:span text:style-name="string_5f_php"><text:span text:style-name="T16"><text:s/></text:span></text:span><text:bookmark-end text:name="__DdeLink__2733_2039815717"/><text:span text:style-name="string_5f_php"><text:span text:style-name="T16">'Album\Model\AlbumTable'</text:span></text:span><text:span text:style-name="T16"> </text:span><text:span text:style-name="symbol0_5f_php"><text:span text:style-name="T16">=&gt;</text:span></text:span><text:span text:style-name="T16"> <text:s/></text:span><text:span text:style-name="keyword1_5f_php"><text:span text:style-name="T16">function</text:span></text:span><text:span text:style-name="symbol0_5f_php"><text:span text:style-name="T16">(</text:span></text:span><text:span text:style-name="regexp0_5f_php"><text:span text:style-name="T16">$sm</text:span></text:span><text:span text:style-name="symbol0_5f_php"><text:span text:style-name="T16">)</text:span></text:span><text:span text:style-name="T16"> </text:span><text:span text:style-name="symbol0_5f_php"><text:span text:style-name="T16">{</text:span></text:span><text:span text:style-name="T16"> </text:span></text:p>
      <text:p text:style-name="P39"><text:s text:c="20"/><text:span text:style-name="comment0_5f_php">// 'AlbumTableGateway' est donc la fonction pseudo anonyme </text:span></text:p>
      <text:p text:style-name="P39"><text:s text:c="20"/><text:span text:style-name="comment0_5f_php">// définie dans la clé de tableau suivante</text:span></text:p>
      <text:p text:style-name="P37"><text:s text:c="20"/><text:span text:style-name="regexp0_5f_php">$tableGateway</text:span> <text:span text:style-name="symbol0_5f_php">=</text:span> <text:span text:style-name="regexp0_5f_php">$sm</text:span><text:span text:style-name="symbol0_5f_php">-&gt;</text:span>get<text:span text:style-name="string_5f_php">('AlbumTableGateway'</text:span><text:span text:style-name="symbol0_5f_php">);</text:span> </text:p>
      <text:p text:style-name="P39"><text:s text:c="20"/><text:span text:style-name="comment0_5f_php">// Ici c'est la classe AlbumTable qui seras utilisé</text:span></text:p>
      <text:p text:style-name="P39"><text:s text:c="20"/><text:span text:style-name="comment0_5f_php">// notez que nous pourrions utiliser une classe 'TotoTable'</text:span></text:p>
      <text:p text:style-name="P39"><text:s text:c="20"/><text:span text:style-name="comment0_5f_php">// si tel était notre souhait.</text:span></text:p>
      <text:p text:style-name="P37"><text:s text:c="20"/><text:span text:style-name="regexp0_5f_php">$table</text:span> <text:span text:style-name="symbol0_5f_php">=</text:span> <text:span text:style-name="keyword1_5f_php">new</text:span> AlbumTable<text:span text:style-name="symbol0_5f_php">(</text:span><text:span text:style-name="regexp0_5f_php">$tableGateway</text:span><text:span text:style-name="symbol0_5f_php">);</text:span> </text:p>
      <text:p text:style-name="P37"><text:s text:c="20"/><text:span text:style-name="keyword0_5f_php">return</text:span> <text:span text:style-name="regexp0_5f_php">$table</text:span><text:span text:style-name="symbol0_5f_php">;</text:span> </text:p>
      <text:p text:style-name="P37"><text:s text:c="16"/><text:span text:style-name="symbol0_5f_php">},</text:span> </text:p>
      <text:p text:style-name="P37"><text:s text:c="15"/><text:span text:style-name="string_5f_php"><text:s/>'AlbumTableGateway'</text:span> <text:span text:style-name="symbol0_5f_php">=&gt;</text:span> <text:span text:style-name="keyword1_5f_php">function</text:span> <text:span text:style-name="symbol0_5f_php">(</text:span><text:span text:style-name="regexp0_5f_php">$sm</text:span><text:span text:style-name="symbol0_5f_php">)</text:span> <text:span text:style-name="symbol0_5f_php">{</text:span> </text:p>
      <text:p text:style-name="P37"><text:s text:c="20"/><text:span text:style-name="regexp0_5f_php">$dbAdapter</text:span> <text:span text:style-name="symbol0_5f_php">=</text:span> <text:span text:style-name="regexp0_5f_php">$sm</text:span><text:span text:style-name="symbol0_5f_php">-&gt;</text:span>get<text:span text:style-name="string_5f_php">('Zend\Db\Adapter\Adapter'</text:span><text:span text:style-name="symbol0_5f_php">);</text:span> </text:p>
      <text:p text:style-name="P37"><text:s text:c="20"/><text:span text:style-name="regexp0_5f_php">$resultSetPrototype</text:span> <text:span text:style-name="symbol0_5f_php">=</text:span> <text:span text:style-name="keyword1_5f_php">new</text:span> ResultSet<text:span text:style-name="symbol0_5f_php">();</text:span> </text:p>
      <text:p text:style-name="P40"><text:s text:c="20"/><text:span text:style-name="comment0_5f_php">// Voilà c'est ici que ça se passe pour notre classe Album</text:span></text:p>
      <text:p text:style-name="P38"><text:s text:c="20"/><text:span text:style-name="regexp0_5f_php">$resultSetPrototype</text:span><text:span text:style-name="symbol0_5f_php">-&gt;</text:span>setArrayObjectPrototype<text:span text:style-name="symbol0_5f_php">(</text:span><text:span text:style-name="keyword1_5f_php">new</text:span> Album<text:span text:style-name="symbol0_5f_php">());</text:span> </text:p>
      <text:p text:style-name="P33"><text:span text:style-name="T16"><text:s text:c="20"/></text:span><text:span text:style-name="comment0_5f_php"><text:span text:style-name="T16">// /!\ </text:span></text:span><text:span text:style-name="comment0_5f_php"><text:span text:style-name="T19">ATTENTION /!\ le premier paramètre de « </text:span></text:span><text:span text:style-name="comment0_5f_php"><text:span text:style-name="T16">TableGateway » </text:span></text:span><text:span text:style-name="comment0_5f_php"><text:span text:style-name="T19">est le nom de la table</text:span></text:span></text:p>
      <text:p text:style-name="P33"><text:span text:style-name="T16"><text:s text:c="20"/></text:span><text:span text:style-name="comment0_5f_php"><text:span text:style-name="T16">// </text:span></text:span><text:span text:style-name="comment0_5f_php"><text:span text:style-name="T19">à utiliser. Nous utilisons une table nommée « Album » avec un 'A' majuscule.</text:span></text:span></text:p>
      <text:p text:style-name="P37"><text:soft-page-break/><text:s text:c="20"/><text:span text:style-name="keyword0_5f_php">return</text:span> <text:span text:style-name="keyword1_5f_php">new</text:span> TableGateway<text:span text:style-name="string_5f_php">('album'</text:span><text:span text:style-name="symbol0_5f_php">,</text:span> <text:span text:style-name="regexp0_5f_php">$dbAdapter</text:span><text:span text:style-name="symbol0_5f_php">,</text:span> <text:span text:style-name="keyword1_5f_php">null</text:span><text:span text:style-name="symbol0_5f_php">,</text:span> <text:span text:style-name="regexp0_5f_php">$resultSetPrototype</text:span><text:span text:style-name="symbol0_5f_php">);</text:span> </text:p>
      <text:p text:style-name="P37"><text:s text:c="16"/><text:span text:style-name="symbol0_5f_php">},</text:span> </text:p>
      <text:p text:style-name="P37"><text:s text:c="12"/><text:span text:style-name="symbol0_5f_php">),</text:span> </text:p>
      <text:p text:style-name="P37"><text:s text:c="8"/><text:span text:style-name="symbol0_5f_php">);</text:span> </text:p>
      <text:p text:style-name="P37"><text:s text:c="4"/><text:span text:style-name="symbol0_5f_php">}</text:span> <text:bookmark-end text:name="__DdeLink__2731_2039815717"/></text:p>
      <text:p text:style-name="P37"><text:span text:style-name="symbol0_5f_php">}</text:span></text:p>
      <text:p text:style-name="P36"/>
      <text:p text:style-name="P41">Modifiez le fichier « config/autoload/global.php » :</text:p>
      <text:p text:style-name="P41"/>
      <text:p text:style-name="P41"><text:span text:style-name="symbol0_5f_php-brief">&lt;</text:span>?php </text:p>
      <text:p text:style-name="P41"><text:span text:style-name="keyword0_5f_php-brief">return</text:span> <text:span text:style-name="keyword2_5f_php-brief">array</text:span><text:span text:style-name="symbol0_5f_php-brief">(</text:span> </text:p>
      <text:p text:style-name="P41"><text:s text:c="4"/><text:span text:style-name="string_5f_php-brief">'db'</text:span> <text:span text:style-name="symbol0_5f_php-brief">=&gt;</text:span> <text:span text:style-name="keyword2_5f_php-brief">array</text:span><text:span text:style-name="symbol0_5f_php-brief">(</text:span> </text:p>
      <text:p text:style-name="P41"><text:s text:c="8"/><text:span text:style-name="string_5f_php-brief">'driver'</text:span> <text:s text:c="8"/><text:span text:style-name="symbol0_5f_php-brief">=&gt;</text:span> <text:span text:style-name="string_5f_php-brief">'Pdo'</text:span><text:span text:style-name="symbol0_5f_php-brief">,</text:span> </text:p>
      <text:p text:style-name="P34"><text:span text:style-name="T20"><text:s text:c="8"/></text:span><text:span text:style-name="string_5f_php-brief"><text:span text:style-name="T20">'dsn'</text:span></text:span><text:span text:style-name="T20"> <text:s text:c="11"/></text:span><text:span text:style-name="symbol0_5f_php-brief"><text:span text:style-name="T20">=&gt;</text:span></text:span><text:span text:style-name="T20"> </text:span><text:span text:style-name="string_5f_php-brief"><text:span text:style-name="T20">'mysql:dbname=</text:span></text:span><text:span text:style-name="string_5f_php-brief"><text:span text:style-name="T21">z2d2-tuto</text:span></text:span><text:span text:style-name="string_5f_php-brief"><text:span text:style-name="T20">;host=localhost'</text:span></text:span><text:span text:style-name="symbol0_5f_php-brief"><text:span text:style-name="T20">,</text:span></text:span><text:span text:style-name="T20"> </text:span></text:p>
      <text:p text:style-name="P41"><text:s text:c="8"/><text:span text:style-name="string_5f_php-brief">'driver_options'</text:span> <text:span text:style-name="symbol0_5f_php-brief">=&gt;</text:span> <text:span text:style-name="keyword2_5f_php-brief">array</text:span><text:span text:style-name="symbol0_5f_php-brief">(</text:span> </text:p>
      <text:p text:style-name="P41"><text:s text:c="12"/>PDO<text:span text:style-name="symbol0_5f_php-brief">::</text:span><text:span text:style-name="member1_5f_php-brief">MYSQL_ATTR_INIT_COMMAND</text:span> <text:span text:style-name="symbol0_5f_php-brief">=&gt;</text:span> <text:span text:style-name="string_5f_php-brief">'SET NAMES </text:span><text:span text:style-name="escaped_5f_php-brief">\'</text:span><text:span text:style-name="string_5f_php-brief">UTF8</text:span><text:span text:style-name="escaped_5f_php-brief">\'</text:span><text:span text:style-name="string_5f_php-brief">'</text:span> </text:p>
      <text:p text:style-name="P41"><text:s text:c="8"/><text:span text:style-name="symbol0_5f_php-brief">),</text:span> </text:p>
      <text:p text:style-name="P41"><text:s text:c="4"/><text:span text:style-name="symbol0_5f_php-brief">),</text:span> </text:p>
      <text:p text:style-name="P41"><text:s text:c="4"/><text:span text:style-name="string_5f_php-brief">'service_manager'</text:span> <text:span text:style-name="symbol0_5f_php-brief">=&gt;</text:span> <text:span text:style-name="keyword2_5f_php-brief">array</text:span><text:span text:style-name="symbol0_5f_php-brief">(</text:span> </text:p>
      <text:p text:style-name="P41"><text:s text:c="8"/><text:span text:style-name="string_5f_php-brief">'factories'</text:span> <text:span text:style-name="symbol0_5f_php-brief">=&gt;</text:span> <text:span text:style-name="keyword2_5f_php-brief">array</text:span><text:span text:style-name="symbol0_5f_php-brief">(</text:span> </text:p>
      <text:p text:style-name="P41"><text:s text:c="12"/><text:span text:style-name="string_5f_php-brief">'Zend</text:span><text:span text:style-name="escaped_5f_php-brief">\D</text:span><text:span text:style-name="string_5f_php-brief">b</text:span><text:span text:style-name="escaped_5f_php-brief">\A</text:span><text:span text:style-name="string_5f_php-brief">dapter</text:span><text:span text:style-name="escaped_5f_php-brief">\A</text:span><text:span text:style-name="string_5f_php-brief">dapter'</text:span> </text:p>
      <text:p text:style-name="P41"><text:s text:c="20"/><text:span text:style-name="symbol0_5f_php-brief">=&gt;</text:span> <text:span text:style-name="string_5f_php-brief">'Zend</text:span><text:span text:style-name="escaped_5f_php-brief">\D</text:span><text:span text:style-name="string_5f_php-brief">b</text:span><text:span text:style-name="escaped_5f_php-brief">\A</text:span><text:span text:style-name="string_5f_php-brief">dapter</text:span><text:span text:style-name="escaped_5f_php-brief">\A</text:span><text:span text:style-name="string_5f_php-brief">dapterServiceFactory'</text:span><text:span text:style-name="symbol0_5f_php-brief">,</text:span> </text:p>
      <text:p text:style-name="P41"><text:s text:c="8"/><text:span text:style-name="symbol0_5f_php-brief">),</text:span> </text:p>
      <text:p text:style-name="P41"><text:s text:c="4"/><text:span text:style-name="symbol0_5f_php-brief">),</text:span> </text:p>
      <text:p text:style-name="P41"><text:span text:style-name="symbol0_5f_php-brief">);</text:span></text:p>
      <text:p text:style-name="P41"/>
      <text:p text:style-name="P34"><text:span text:style-name="T22">Et le fichier </text:span><text:span text:style-name="T20">« config/autoload/</text:span><text:span text:style-name="T22">local</text:span><text:span text:style-name="T20">.php » :</text:span></text:p>
      <text:p text:style-name="P34"/>
      <text:p text:style-name="P42"><text:span text:style-name="symbol0_5f_php-brief">&lt;</text:span>?php </text:p>
      <text:p text:style-name="P42"><text:span text:style-name="keyword0_5f_php-brief">return</text:span> <text:span text:style-name="keyword2_5f_php-brief">array</text:span><text:span text:style-name="symbol0_5f_php-brief">(</text:span> </text:p>
      <text:p text:style-name="P42"><text:s text:c="4"/><text:span text:style-name="string_5f_php-brief">'db'</text:span> <text:span text:style-name="symbol0_5f_php-brief">=&gt;</text:span> <text:span text:style-name="keyword2_5f_php-brief">array</text:span><text:span text:style-name="symbol0_5f_php-brief">(</text:span> </text:p>
      <text:p text:style-name="P42"><text:s text:c="8"/><text:span text:style-name="string_5f_php-brief">'username'</text:span> <text:span text:style-name="symbol0_5f_php-brief">=&gt;</text:span> <text:span text:style-name="string_5f_php-brief">'NomDutilisateurMysql'</text:span><text:span text:style-name="symbol0_5f_php-brief">,</text:span> </text:p>
      <text:p text:style-name="P42"><text:s text:c="8"/><text:span text:style-name="string_5f_php-brief">'password'</text:span> <text:span text:style-name="symbol0_5f_php-brief">=&gt;</text:span> <text:span text:style-name="string_5f_php-brief">'MotDePasseMysql'</text:span><text:span text:style-name="symbol0_5f_php-brief">,</text:span> </text:p>
      <text:p text:style-name="P42"><text:s text:c="4"/><text:span text:style-name="symbol0_5f_php-brief">),</text:span> </text:p>
      <text:p text:style-name="P42"><text:span text:style-name="symbol0_5f_php-brief">);</text:span> </text:p>
      <text:p text:style-name="P42"/>
      <text:p text:style-name="P43"><text:span text:style-name="T23">Ajoutez ce code au fichier </text:span><text:bookmark-start text:name="__DdeLink__3591_818889892"/><text:span text:style-name="T23">« </text:span><text:bookmark-start text:name="__DdeLink__3593_818889892"/><text:span text:style-name="T23">module/Album/src/Album/Controller/AlbumController.php</text:span><text:bookmark-end text:name="__DdeLink__3593_818889892"/><text:span text:style-name="T23"> » :</text:span><text:bookmark-end text:name="__DdeLink__3591_818889892"/></text:p>
      <text:p text:style-name="P44"/>
      <text:p text:style-name="P44"><text:s text:c="4"/><text:span text:style-name="comment_5f_multi_5f_php-brief">/**</text:span></text:p>
      <text:p text:style-name="P44"><text:span text:style-name="comment_5f_multi_5f_php-brief"><text:s text:c="5"/>* Classe d'accès aux données</text:span></text:p>
      <text:p text:style-name="P44"><text:span text:style-name="comment_5f_multi_5f_php-brief"><text:s text:c="5"/>* </text:span></text:p>
      <text:p text:style-name="P44"><text:span text:style-name="comment_5f_multi_5f_php-brief"><text:s text:c="5"/>* @var \Album\Model\AlbumTable</text:span></text:p>
      <text:p text:style-name="P44"><text:span text:style-name="comment_5f_multi_5f_php-brief"><text:s text:c="5"/>*/</text:span></text:p>
      <text:p text:style-name="P44"><text:s text:c="4"/>protected <text:span text:style-name="regexp0_5f_php-brief">$albumTable</text:span> <text:span text:style-name="symbol0_5f_php-brief">=</text:span> <text:span text:style-name="keyword1_5f_php-brief">null</text:span><text:span text:style-name="symbol0_5f_php-brief">;</text:span></text:p>
      <text:p text:style-name="P44"><text:s text:c="4"/></text:p>
      <text:p text:style-name="P44"><text:s text:c="4"/><text:span text:style-name="comment_5f_multi_5f_php-brief">/**</text:span></text:p>
      <text:p text:style-name="P44"><text:span text:style-name="comment_5f_multi_5f_php-brief"><text:s text:c="5"/>* Chargement de l'accesseur des données à la demande.</text:span></text:p>
      <text:p text:style-name="P44"><text:span text:style-name="comment_5f_multi_5f_php-brief"><text:s text:c="5"/>* </text:span></text:p>
      <text:p text:style-name="P44"><text:span text:style-name="comment_5f_multi_5f_php-brief"><text:s text:c="5"/>* @return \Album\Model\AlbumTable</text:span></text:p>
      <text:p text:style-name="P44"><text:span text:style-name="comment_5f_multi_5f_php-brief"><text:s text:c="5"/>*/</text:span></text:p>
      <text:p text:style-name="P44"><text:s text:c="4"/>protected <text:span text:style-name="keyword1_5f_php-brief">function</text:span> getAlbumTable<text:span text:style-name="symbol0_5f_php-brief">()</text:span> <text:span text:style-name="symbol0_5f_php-brief">{</text:span></text:p>
      <text:p text:style-name="P44"><text:s text:c="8"/><text:span text:style-name="keyword0_5f_php-brief">if</text:span><text:span text:style-name="symbol0_5f_php-brief">(</text:span><text:span text:style-name="keyword2_5f_php-brief">is_null</text:span><text:span text:style-name="symbol0_5f_php-brief">(</text:span><text:span text:style-name="regexp0_5f_php-brief">$this</text:span><text:span text:style-name="symbol0_5f_php-brief">-&gt;</text:span>albumTable<text:span text:style-name="symbol0_5f_php-brief">))</text:span> <text:span text:style-name="symbol0_5f_php-brief">{</text:span></text:p>
      <text:p text:style-name="P44"><text:soft-page-break/><text:s text:c="12"/><text:span text:style-name="regexp0_5f_php-brief">$sm</text:span> <text:span text:style-name="symbol0_5f_php-brief">=</text:span> <text:span text:style-name="regexp0_5f_php-brief">$this</text:span><text:span text:style-name="symbol0_5f_php-brief">-&gt;</text:span>getServiceLocator<text:span text:style-name="symbol0_5f_php-brief">();</text:span></text:p>
      <text:p text:style-name="P43"><text:span text:style-name="T23"><text:s text:c="12"/></text:span><text:span text:style-name="regexp0_5f_php-brief"><text:span text:style-name="T23">$this</text:span></text:span><text:span text:style-name="symbol0_5f_php-brief"><text:span text:style-name="T23">-&gt;</text:span></text:span><text:span text:style-name="T23">albumTable </text:span><text:span text:style-name="symbol0_5f_php-brief"><text:span text:style-name="T23">=</text:span></text:span><text:span text:style-name="T23"> </text:span><text:span text:style-name="regexp0_5f_php-brief"><text:span text:style-name="T23">$sm</text:span></text:span><text:span text:style-name="symbol0_5f_php-brief"><text:span text:style-name="T23">-&gt;</text:span></text:span><text:span text:style-name="T23">get</text:span><text:span text:style-name="symbol0_5f_php-brief"><text:span text:style-name="T23">(</text:span></text:span><text:span text:style-name="string_5f_php-brief"><text:span text:style-name="T23">'</text:span></text:span><text:bookmark-start text:name="__DdeLink__3589_818889892"/><text:span text:style-name="string_5f_php-brief"><text:span text:style-name="T23">Album</text:span></text:span><text:span text:style-name="escaped_5f_php-brief"><text:span text:style-name="T23">\M</text:span></text:span><text:span text:style-name="string_5f_php-brief"><text:span text:style-name="T23">odel</text:span></text:span><text:span text:style-name="escaped_5f_php-brief"><text:span text:style-name="T23">\A</text:span></text:span><text:span text:style-name="string_5f_php-brief"><text:span text:style-name="T23">lbumTable</text:span></text:span><text:bookmark-end text:name="__DdeLink__3589_818889892"/><text:span text:style-name="string_5f_php-brief"><text:span text:style-name="T23">'</text:span></text:span><text:span text:style-name="symbol0_5f_php-brief"><text:span text:style-name="T23">);</text:span></text:span></text:p>
      <text:p text:style-name="P44"><text:s text:c="8"/><text:span text:style-name="symbol0_5f_php-brief">}</text:span></text:p>
      <text:p text:style-name="P44"><text:s text:c="8"/><text:span text:style-name="keyword0_5f_php-brief">return</text:span> <text:span text:style-name="regexp0_5f_php-brief">$this</text:span><text:span text:style-name="symbol0_5f_php-brief">-&gt;</text:span>albumTable<text:span text:style-name="symbol0_5f_php-brief">;</text:span></text:p>
      <text:p text:style-name="P44"><text:s text:c="4"/><text:span text:style-name="symbol0_5f_php-brief">}</text:span></text:p>
      <text:p text:style-name="P35"/>
      <text:p text:style-name="P35"><text:span text:style-name="T26">Déboguage du</text:span><text:span text:style-name="T25"> comportement </text:span><text:span text:style-name="T26">du contrôleur et du « ServiceManager »</text:span><text:span text:style-name="T25"> en ajoutant ce code à la méthode « indexAction » :</text:span></text:p>
      <text:p text:style-name="P45"/>
      <text:p text:style-name="P45"><text:s text:c="4"/><text:span text:style-name="comment_5f_multi_5f_php">/**</text:span></text:p>
      <text:p text:style-name="P45"><text:span text:style-name="comment_5f_multi_5f_php"><text:s text:c="5"/>* Action 'index' /album</text:span></text:p>
      <text:p text:style-name="P45"><text:span text:style-name="comment_5f_multi_5f_php"><text:s text:c="5"/>* @pending Affiche la liste des albums de l'application</text:span></text:p>
      <text:p text:style-name="P45"><text:span text:style-name="comment_5f_multi_5f_php"><text:s text:c="5"/>* </text:span></text:p>
      <text:p text:style-name="P45"><text:span text:style-name="comment_5f_multi_5f_php"><text:s text:c="5"/>* @return array</text:span></text:p>
      <text:p text:style-name="P45"><text:span text:style-name="comment_5f_multi_5f_php"><text:s text:c="5"/>*/</text:span></text:p>
      <text:p text:style-name="P45"><text:s text:c="4"/><text:span text:style-name="keyword1_5f_php">public</text:span> <text:span text:style-name="keyword1_5f_php">function</text:span> indexAction<text:span text:style-name="symbol0_5f_php">()</text:span> <text:span text:style-name="symbol0_5f_php">{</text:span></text:p>
      <text:p text:style-name="P45"><text:s text:c="8"/><text:span text:style-name="regexp0_5f_php">$at</text:span> <text:span text:style-name="symbol0_5f_php">=</text:span> <text:span text:style-name="regexp0_5f_php">$this</text:span><text:span text:style-name="symbol0_5f_php">-&gt;</text:span>getAlbumTable<text:span text:style-name="symbol0_5f_php">();</text:span></text:p>
      <text:p text:style-name="P45"><text:s text:c="8"/><text:span text:style-name="keyword0_5f_php">return</text:span> <text:span text:style-name="keyword2_5f_php">array</text:span><text:span text:style-name="symbol0_5f_php">(</text:span></text:p>
      <text:p text:style-name="P45"><text:s text:c="11"/><text:span text:style-name="string_5f_php"><text:s/>'at'</text:span> <text:span text:style-name="symbol0_5f_php">=&gt;</text:span> <text:span text:style-name="keyword2_5f_php">print_r</text:span><text:span text:style-name="symbol0_5f_php">(</text:span><text:span text:style-name="regexp0_5f_php">$at</text:span><text:span text:style-name="symbol0_5f_php">,</text:span> <text:span text:style-name="keyword1_5f_php">true</text:span><text:span text:style-name="symbol0_5f_php">),</text:span></text:p>
      <text:p text:style-name="P45"><text:s text:c="8"/><text:span text:style-name="symbol0_5f_php">);</text:span></text:p>
      <text:p text:style-name="P45"><text:s text:c="4"/><text:span text:style-name="symbol0_5f_php">}</text:span></text:p>
      <text:p text:style-name="P45"/>
      <text:p text:style-name="P46">Vue de déboguage.</text:p>
      <text:p text:style-name="P35"><text:span text:style-name="T25">Code dans </text:span><text:span text:style-name="T23">« module/Album/</text:span><text:span text:style-name="T25">view</text:span><text:span text:style-name="T23">/</text:span><text:span text:style-name="T25">a</text:span><text:span text:style-name="T23">lbum/</text:span><text:span text:style-name="T25">album</text:span><text:span text:style-name="T23">/</text:span><text:span text:style-name="T25">index</text:span><text:span text:style-name="T23">.ph</text:span><text:span text:style-name="T25">tml</text:span><text:span text:style-name="T23"> » :</text:span></text:p>
      <text:p text:style-name="P44"/>
      <text:p text:style-name="P47"><text:span text:style-name="symbol0_5f_php-brief">&lt;</text:span>pre<text:span text:style-name="symbol0_5f_php-brief">&gt;</text:span></text:p>
      <text:p text:style-name="P47"><text:span text:style-name="symbol0_5f_php-brief">&lt;</text:span>?<text:span text:style-name="symbol0_5f_php-brief">=</text:span><text:span text:style-name="regexp0_5f_php-brief">$this</text:span><text:span text:style-name="symbol0_5f_php-brief">-&gt;</text:span>at<text:span text:style-name="symbol0_5f_php-brief">;</text:span>?<text:span text:style-name="symbol0_5f_php-brief">&gt;</text:span></text:p>
      <text:p text:style-name="P47"><text:span text:style-name="symbol0_5f_php-brief">&lt;/</text:span>pre<text:span text:style-name="symbol0_5f_php-brief">&gt;</text:span></text:p>
      <text:p text:style-name="P42"/>
      <text:p text:style-name="P48">Fichiers exemples :</text:p>
      <text:list xml:id="list2074971705145919187" text:style-name="L1">
        <text:list-item>
          <text:p text:style-name="P63"><text:span text:style-name="T23">module/Album/src/Album/Controller/AlbumController</text:span><text:span text:style-name="T24">_DebugAlbumTable</text:span><text:span text:style-name="T23">.php</text:span></text:p>
        </text:list-item>
        <text:list-item>
          <text:p text:style-name="P63"><text:span text:style-name="T23">module/Album/</text:span><text:span text:style-name="T24">view</text:span><text:span text:style-name="T23">/</text:span><text:span text:style-name="T24">a</text:span><text:span text:style-name="T23">lbum/</text:span><text:span text:style-name="T24">album</text:span><text:span text:style-name="T23">/</text:span><text:span text:style-name="T24">index_DebugAlbumTable</text:span><text:span text:style-name="T23">.ph</text:span><text:span text:style-name="T24">tml</text:span></text:p>
        </text:list-item>
      </text:list>
      <text:p text:style-name="P48"/>
      <text:p text:style-name="P65"><text:span text:style-name="T28"/></text:p>
      <text:p text:style-name="P65"><text:span text:style-name="T27">Modifiez le fichier </text:span><text:bookmark-start text:name="__DdeLink__8622_1566981320"/><text:span text:style-name="T27">module/Album/view/album/album/index.phtml</text:span><text:bookmark-end text:name="__DdeLink__8622_1566981320"/></text:p>
      <text:p text:style-name="P65"><text:span text:style-name="T29">fichier exemple : </text:span><text:span text:style-name="T27">module/Album/view/album/album/index_</text:span><text:span text:style-name="T29">I18n</text:span><text:span text:style-name="T27">.phtml</text:span></text:p>
      <text:p text:style-name="P65"><text:span text:style-name="symbol0_5f_php-brief"><text:span text:style-name="T27">&lt;</text:span></text:span><text:span text:style-name="T27">?php</text:span></text:p>
      <text:p text:style-name="P65"><text:span text:style-name="comment0_5f_php-brief"><text:span text:style-name="T27">// module/Album/view/album/album/index.phtml:</text:span></text:span></text:p>
      <text:p text:style-name="P65"><text:span text:style-name="T27"/></text:p>
      <text:p text:style-name="P65"><text:span text:style-name="regexp0_5f_php-brief"><text:span text:style-name="T27">$title</text:span></text:span><text:span text:style-name="T27"> </text:span><text:span text:style-name="symbol0_5f_php-brief"><text:span text:style-name="T27">=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Mes albums'</text:span></text:span><text:span text:style-name="symbol0_5f_php-brief"><text:span text:style-name="T27">);</text:span></text:span></text:p>
      <text:p text:style-name="P65"><text:span text:style-name="regexp0_5f_php-brief"><text:span text:style-name="T27">$this</text:span></text:span><text:span text:style-name="symbol0_5f_php-brief"><text:span text:style-name="T27">-&gt;</text:span></text:span><text:span text:style-name="T27">headTitle</text:span><text:span text:style-name="symbol0_5f_php-brief"><text:span text:style-name="T27">(</text:span></text:span><text:span text:style-name="regexp0_5f_php-brief"><text:span text:style-name="T27">$title</text:span></text:span><text:span text:style-name="symbol0_5f_php-brief"><text:span text:style-name="T27">);</text:span></text:span></text:p>
      <text:p text:style-name="P65"><text:span text:style-name="T27">?</text:span><text:span text:style-name="symbol0_5f_php-brief"><text:span text:style-name="T27">&gt;</text:span></text:span></text:p>
      <text:p text:style-name="P65"><text:span text:style-name="symbol0_5f_php-brief"><text:span text:style-name="T27">&lt;</text:span></text:span><text:span text:style-name="T27">h1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escapeHtml</text:span><text:span text:style-name="symbol0_5f_php-brief"><text:span text:style-name="T27">(</text:span></text:span><text:span text:style-name="regexp0_5f_php-brief"><text:span text:style-name="T27">$title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h1</text:span><text:span text:style-name="symbol0_5f_php-brief"><text:span text:style-name="T27">&gt;</text:span></text:span></text:p>
      <text:p text:style-name="P65"><text:span text:style-name="symbol0_5f_php-brief"><text:span text:style-name="T27">&lt;</text:span></text:span><text:span text:style-name="T27">p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</text:span></text:span><text:span text:style-name="T27">a href</text:span><text:span text:style-name="symbol0_5f_php-brief"><text:span text:style-name="T27">=</text:span></text:span><text:span text:style-name="string_5f_php-brief"><text:span text:style-name="T27">"&lt;?php echo $this-&gt;url('album', array('action'=&gt;'add'));?&gt;"</text:span>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Ajouter un album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a</text:span><text:span text:style-name="symbol0_5f_php-brief"><text:span text:style-name="T27">&gt;</text:span></text:span></text:p>
      <text:p text:style-name="P65"><text:span text:style-name="symbol0_5f_php-brief"><text:span text:style-name="T27">&lt;/</text:span></text:span><text:span text:style-name="T27">p</text:span><text:span text:style-name="symbol0_5f_php-brief"><text:span text:style-name="T27">&gt;</text:span></text:span></text:p>
      <text:p text:style-name="P65"><text:span text:style-name="T27"/></text:p>
      <text:p text:style-name="P65"><text:span text:style-name="symbol0_5f_php-brief"><text:span text:style-name="T27">&lt;</text:span></text:span><text:span text:style-name="T27">table </text:span><text:span text:style-name="keyword1_5f_php-brief"><text:span text:style-name="T27">class</text:span></text:span><text:span text:style-name="symbol0_5f_php-brief"><text:span text:style-name="T27">=</text:span></text:span><text:span text:style-name="string_5f_php-brief"><text:span text:style-name="T27">"table"</text:span></text:span><text:span text:style-name="symbol0_5f_php-brief"><text:span text:style-name="T27">&gt;</text:span></text:span></text:p>
      <text:p text:style-name="P65"><text:span text:style-name="symbol0_5f_php-brief"><text:span text:style-name="T27">&lt;</text:span></text:span><text:span text:style-name="T27">tr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</text:span></text:span><text:span text:style-name="T27">th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Titre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th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</text:span></text:span><text:span text:style-name="T27">th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Artiste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th</text:span><text:span text:style-name="symbol0_5f_php-brief"><text:span text:style-name="T27">&gt;</text:span></text:span></text:p>
      <text:p text:style-name="P65"><text:soft-page-break/><text:span text:style-name="T27"><text:s text:c="4"/></text:span><text:span text:style-name="symbol0_5f_php-brief"><text:span text:style-name="T27">&lt;</text:span></text:span><text:span text:style-name="T27">th</text:span><text:span text:style-name="symbol0_5f_php-brief"><text:span text:style-name="T27">&gt;&amp;</text:span></text:span><text:span text:style-name="T27">nbsp</text:span><text:span text:style-name="symbol0_5f_php-brief"><text:span text:style-name="T27">;&lt;/</text:span></text:span><text:span text:style-name="T27">th</text:span><text:span text:style-name="symbol0_5f_php-brief"><text:span text:style-name="T27">&gt;</text:span></text:span></text:p>
      <text:p text:style-name="P65"><text:span text:style-name="symbol0_5f_php-brief"><text:span text:style-name="T27">&lt;/</text:span></text:span><text:span text:style-name="T27">tr</text:span><text:span text:style-name="symbol0_5f_php-brief"><text:span text:style-name="T27">&gt;</text:span></text:span></text:p>
      <text:p text:style-name="P65"><text:span text:style-name="symbol0_5f_php-brief"><text:span text:style-name="T27">&lt;</text:span></text:span><text:span text:style-name="T27">?php </text:span><text:span text:style-name="keyword0_5f_php-brief"><text:span text:style-name="T27">foreach</text:span></text:span><text:span text:style-name="T27"> </text:span><text:span text:style-name="symbol0_5f_php-brief"><text:span text:style-name="T27">(</text:span></text:span><text:span text:style-name="regexp0_5f_php-brief"><text:span text:style-name="T27">$albums</text:span></text:span><text:span text:style-name="T27"> </text:span><text:span text:style-name="keyword0_5f_php-brief"><text:span text:style-name="T27">as</text:span></text:span><text:span text:style-name="T27"> </text:span><text:span text:style-name="regexp0_5f_php-brief"><text:span text:style-name="T27">$album</text:span></text:span><text:span text:style-name="symbol0_5f_php-brief"><text:span text:style-name="T27">)</text:span></text:span><text:span text:style-name="T27"> </text:span><text:span text:style-name="symbol0_5f_php-brief"><text:span text:style-name="T27">:</text:span></text:span><text:span text:style-name="T27"> ?</text:span><text:span text:style-name="symbol0_5f_php-brief"><text:span text:style-name="T27">&gt;</text:span></text:span></text:p>
      <text:p text:style-name="P65"><text:span text:style-name="symbol0_5f_php-brief"><text:span text:style-name="T27">&lt;</text:span></text:span><text:span text:style-name="T27">tr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</text:span></text:span><text:span text:style-name="T27">td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escapeHtml</text:span><text:span text:style-name="symbol0_5f_php-brief"><text:span text:style-name="T27">(</text:span></text:span><text:span text:style-name="regexp0_5f_php-brief"><text:span text:style-name="T27">$album</text:span></text:span><text:span text:style-name="symbol0_5f_php-brief"><text:span text:style-name="T27">-&gt;</text:span></text:span><text:span text:style-name="T27">title</text:span><text:span text:style-name="symbol0_5f_php-brief"><text:span text:style-name="T27">);</text:span></text:span><text:span text:style-name="T27">?</text:span><text:span text:style-name="symbol0_5f_php-brief"><text:span text:style-name="T27">&gt;&lt;/</text:span></text:span><text:span text:style-name="T27">td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</text:span></text:span><text:span text:style-name="T27">td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escapeHtml</text:span><text:span text:style-name="symbol0_5f_php-brief"><text:span text:style-name="T27">(</text:span></text:span><text:span text:style-name="regexp0_5f_php-brief"><text:span text:style-name="T27">$album</text:span></text:span><text:span text:style-name="symbol0_5f_php-brief"><text:span text:style-name="T27">-&gt;</text:span></text:span><text:span text:style-name="T27">artist</text:span><text:span text:style-name="symbol0_5f_php-brief"><text:span text:style-name="T27">);</text:span></text:span><text:span text:style-name="T27">?</text:span><text:span text:style-name="symbol0_5f_php-brief"><text:span text:style-name="T27">&gt;&lt;/</text:span></text:span><text:span text:style-name="T27">td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</text:span></text:span><text:span text:style-name="T27">td</text:span><text:span text:style-name="symbol0_5f_php-brief"><text:span text:style-name="T27">&gt;</text:span></text:span></text:p>
      <text:p text:style-name="P65"><text:span text:style-name="T27"><text:s text:c="8"/></text:span><text:span text:style-name="symbol0_5f_php-brief"><text:span text:style-name="T27">&lt;</text:span></text:span><text:span text:style-name="T27">a href</text:span><text:span text:style-name="symbol0_5f_php-brief"><text:span text:style-name="T27">=</text:span></text:span><text:span text:style-name="string_5f_php-brief"><text:span text:style-name="T27">"&lt;?php echo $this-&gt;url('album',</text:span></text:span></text:p>
      <text:p text:style-name="P65"><text:span text:style-name="string_5f_php-brief"><text:span text:style-name="T27"><text:s text:c="12"/>array('action'=&gt;'edit', 'id' =&gt; $album-&gt;id));?&gt;"</text:span>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Modifier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a</text:span><text:span text:style-name="symbol0_5f_php-brief"><text:span text:style-name="T27">&gt;</text:span></text:span></text:p>
      <text:p text:style-name="P65"><text:span text:style-name="T27"><text:s text:c="8"/></text:span><text:span text:style-name="symbol0_5f_php-brief"><text:span text:style-name="T27">&lt;</text:span></text:span><text:span text:style-name="T27">a href</text:span><text:span text:style-name="symbol0_5f_php-brief"><text:span text:style-name="T27">=</text:span></text:span><text:span text:style-name="string_5f_php-brief"><text:span text:style-name="T27">"&lt;?php echo $this-&gt;url('album',</text:span></text:span></text:p>
      <text:p text:style-name="P65"><text:span text:style-name="string_5f_php-brief"><text:span text:style-name="T27"><text:s text:c="12"/>array('action'=&gt;'delete', 'id' =&gt; $album-&gt;id));?&gt;"</text:span></text:span><text:span text:style-name="symbol0_5f_php-brief"><text:span text:style-name="T27">&gt;&lt;</text:span></text:span><text:span text:style-name="T27">?php </text:span><text:span text:style-name="keyword2_5f_php-brief"><text:span text:style-name="T27">echo</text:span></text:span><text:span text:style-name="T27"> </text:span><text:span text:style-name="regexp0_5f_php-brief"><text:span text:style-name="T27">$this</text:span></text:span><text:span text:style-name="symbol0_5f_php-brief"><text:span text:style-name="T27">-&gt;</text:span></text:span><text:span text:style-name="T27">translate</text:span><text:span text:style-name="symbol0_5f_php-brief"><text:span text:style-name="T27">(</text:span></text:span><text:span text:style-name="string_5f_php-brief"><text:span text:style-name="T27">'Supprimer'</text:span></text:span><text:span text:style-name="symbol0_5f_php-brief"><text:span text:style-name="T27">);</text:span></text:span><text:span text:style-name="T27"> ?</text:span><text:span text:style-name="symbol0_5f_php-brief"><text:span text:style-name="T27">&gt;&lt;/</text:span></text:span><text:span text:style-name="T27">a</text:span><text:span text:style-name="symbol0_5f_php-brief"><text:span text:style-name="T27">&gt;</text:span></text:span></text:p>
      <text:p text:style-name="P65"><text:span text:style-name="T27"><text:s text:c="4"/></text:span><text:span text:style-name="symbol0_5f_php-brief"><text:span text:style-name="T27">&lt;/</text:span></text:span><text:span text:style-name="T27">td</text:span><text:span text:style-name="symbol0_5f_php-brief"><text:span text:style-name="T27">&gt;</text:span></text:span></text:p>
      <text:p text:style-name="P65"><text:span text:style-name="symbol0_5f_php-brief"><text:span text:style-name="T27">&lt;/</text:span></text:span><text:span text:style-name="T27">tr</text:span><text:span text:style-name="symbol0_5f_php-brief"><text:span text:style-name="T27">&gt;</text:span></text:span></text:p>
      <text:p text:style-name="P65"><text:span text:style-name="symbol0_5f_php-brief"><text:span text:style-name="T27">&lt;</text:span></text:span><text:span text:style-name="T27">?php endforeach</text:span><text:span text:style-name="symbol0_5f_php-brief"><text:span text:style-name="T27">;</text:span></text:span><text:span text:style-name="T27"> ?</text:span><text:span text:style-name="symbol0_5f_php-brief"><text:span text:style-name="T27">&gt;</text:span></text:span></text:p>
      <text:p text:style-name="P65"><text:span text:style-name="symbol0_5f_php-brief"><text:span text:style-name="T27">&lt;/</text:span></text:span><text:span text:style-name="T27">table</text:span><text:span text:style-name="symbol0_5f_php-brief"><text:span text:style-name="T27">&gt;</text:span></text:span></text:p>
      <text:p text:style-name="P65"><text:span text:style-name="T27"/></text:p>
      <text:p text:style-name="P66"><text:span text:style-name="T30">R</text:span><text:span text:style-name="T31">echerche des chaînes clé : </text:span><text:span text:style-name="T32">(depuis un terminale dans le répertoire « language » du module « Application »)</text:span></text:p>
      <text:p text:style-name="P66"><text:span text:style-name="T33">$ </text:span><text:span text:style-name="T31">xgettext </text:span><text:span text:style-name="regexp4_5f_bash"><text:span text:style-name="T31">--language</text:span></text:span><text:span text:style-name="T31">=PHP </text:span><text:span text:style-name="regexp4_5f_bash"><text:span text:style-name="T31">--from-code</text:span></text:span><text:span text:style-name="T31">=UTF</text:span><text:span text:style-name="number_5f_bash"><text:span text:style-name="T31">-8</text:span></text:span><text:span text:style-name="T31"> </text:span><text:span text:style-name="regexp4_5f_bash"><text:span text:style-name="T32">--keyword</text:span></text:span><text:span text:style-name="regexp4_5f_bash"><text:span text:style-name="T33">=</text:span></text:span><text:span text:style-name="regexp4_5f_bash"><text:span text:style-name="T31">translate</text:span></text:span><text:span text:style-name="T31"> </text:span><text:span text:style-name="regexp4_5f_bash"><text:span text:style-name="T31">--default-domain</text:span></text:span><text:span text:style-name="T31">=z2d2-tuto ..</text:span><text:span text:style-name="symbol0_5f_bash"><text:span text:style-name="T31">/</text:span></text:span><text:span text:style-name="T31">..</text:span><text:span text:style-name="symbol0_5f_bash"><text:span text:style-name="T31">/</text:span></text:span><text:span text:style-name="T31">Album</text:span><text:span text:style-name="symbol0_5f_bash"><text:span text:style-name="T31">/</text:span></text:span><text:span text:style-name="T31">view</text:span><text:span text:style-name="symbol0_5f_bash"><text:span text:style-name="T31">/</text:span></text:span><text:span text:style-name="T31">album</text:span><text:span text:style-name="symbol0_5f_bash"><text:span text:style-name="T31">/</text:span></text:span><text:span text:style-name="T31">album</text:span><text:span text:style-name="symbol0_5f_bash"><text:span text:style-name="T31">/</text:span></text:span><text:span text:style-name="T31">index.phtml</text:span></text:p>
      <text:p text:style-name="P66"><text:span text:style-name="T31"/></text:p>
      <text:p text:style-name="P66"><text:span text:style-name="T31"/></text:p>
      <text:p text:style-name="P66"><text:span text:style-name="T31"/></text:p>
      <text:p text:style-name="P67"><text:span text:style-name="T34">aaa</text:span></text:p>
      <text:p text:style-name="P65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mment_5f_multi_5f_php-brief" style:display-name="comment_multi_php-brief" style:family="text">
      <style:text-properties fo:color="#666666" fo:font-style="italic" fo:font-weight="normal"/>
    </style:style>
    <style:style style:name="regexp0_5f_php-brief" style:display-name="regexp0_php-brief" style:family="text">
      <style:text-properties fo:color="#0000ff" fo:font-style="normal" fo:font-weight="normal"/>
    </style:style>
    <style:style style:name="keyword0_5f_php-brief" style:display-name="keyword0_php-brief" style:family="text">
      <style:text-properties fo:color="#b1b100" fo:font-style="normal" fo:font-weight="normal"/>
    </style:style>
    <style:style style:name="keyword1_5f_php-brief" style:display-name="keyword1_php-brief" style:family="text">
      <style:text-properties fo:color="#000000" fo:font-style="normal" fo:font-weight="bold"/>
    </style:style>
    <style:style style:name="keyword2_5f_php-brief" style:display-name="keyword2_php-brief" style:family="text">
      <style:text-properties fo:color="#990000" fo:font-style="normal" fo:font-weight="normal"/>
    </style:style>
    <style:style style:name="symbol0_5f_php-brief" style:display-name="symbol0_php-brief" style:family="text">
      <style:text-properties fo:color="#339933" fo:font-style="normal" fo:font-weight="normal"/>
    </style:style>
    <style:style style:name="string_5f_php-brief" style:display-name="string_php-brief" style:family="text">
      <style:text-properties fo:color="#0000ff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0_5f_php" style:display-name="keyword0_php" style:family="text">
      <style:text-properties fo:color="#b1b100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escaped_5f_php-brief" style:display-name="escaped_php-brief" style:family="text">
      <style:text-properties fo:color="#000099" fo:font-style="normal" fo:font-weight="bold"/>
    </style:style>
    <style:style style:name="member1_5f_php-brief" style:display-name="member1_php-brief" style:family="text">
      <style:text-properties fo:color="#004000" fo:font-style="normal" fo:font-weight="normal"/>
    </style:style>
    <style:style style:name="comment0_5f_php-brief" style:display-name="comment0_php-brief" style:family="text">
      <style:text-properties fo:color="#666666" fo:font-style="italic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string_5f_sql" style:display-name="string_sql" style:family="text">
      <style:text-properties fo:color="#ff0000" fo:font-style="normal" fo:font-weight="normal"/>
    </style:style>
    <style:style style:name="comment0_5f_sql" style:display-name="comment0_sql" style:family="text">
      <style:text-properties fo:color="#808080" fo:font-style="italic" fo:font-weight="normal"/>
    </style:style>
    <style:style style:name="number_5f_sql" style:display-name="number_sql" style:family="text">
      <style:text-properties fo:color="#cc66cc" fo:font-style="normal" fo:font-weight="normal"/>
    </style:style>
    <style:style style:name="comment_5f_multi_5f_sql" style:display-name="comment_multi_sql" style:family="text">
      <style:text-properties fo:color="#808080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string_5f_bash" style:display-name="string_bash" style:family="text">
      <style:text-properties fo:color="#ff0000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5T09:29:51</meta:creation-date>
    <meta:generator>LibreOffice/4.0.2.2$Linux_X86_64 LibreOffice_project/400m0$Build-2</meta:generator>
    <dc:date>2013-05-10T12:40:17</dc:date>
    <dc:creator>Huby Franck</dc:creator>
    <meta:editing-duration>PT9H48M50S</meta:editing-duration>
    <meta:editing-cycles>42</meta:editing-cycles>
    <meta:document-statistic meta:table-count="2" meta:image-count="0" meta:object-count="0" meta:page-count="9" meta:paragraph-count="369" meta:word-count="1277" meta:character-count="11756" meta:non-whitespace-character-count="8895"/>
  </office:meta>
</office:document-meta>
</file>